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 position-relative m-1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-1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 position-relative m-1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-1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F2];[$HTML.$B$3];[.H2];[$HTML.$C$3];[.J2];[$HTML.$D$3];[.N2];[$HTML.$E$3];[.B2];[$HTML.$F$3];[.D2];[$HTML.$G$3];[.B2];[$HTML.$H$3];[.B2];[$HTML.$I$3];[.B2];[$HTML.$J$3];[.B2];[$HTML.$K$3];[.B2];[$HTML.$L$3];[.B2];[$HTML.$M$3];[.B2];[$HTML.$N$3];[.B2];[$HTML.$O$3])" office:value-type="string" office:string-value="&lt;tr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readonly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readonly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data-expansion="10" data-type="1" data-color="2" data-term="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readonly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readonly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 position-relative m-1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-1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 position-relative m-1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-1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F3];[$HTML.$B$3];[.H3];[$HTML.$C$3];[.J3];[$HTML.$D$3];[.N3];[$HTML.$E$3];[.B3];[$HTML.$F$3];[.D3];[$HTML.$G$3];[.B3];[$HTML.$H$3];[.B3];[$HTML.$I$3];[.B3];[$HTML.$J$3];[.B3];[$HTML.$K$3];[.B3];[$HTML.$L$3];[.B3];[$HTML.$M$3];[.B3];[$HTML.$N$3];[.B3];[$HTML.$O$3])" office:value-type="string" office:string-value="&lt;tr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readonly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readonly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data-expansion="10" data-type="1" data-color="2" data-term="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readonly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readonly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 position-relative m-1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-1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 position-relative m-1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-1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F4];[$HTML.$B$3];[.H4];[$HTML.$C$3];[.J4];[$HTML.$D$3];[.N4];[$HTML.$E$3];[.B4];[$HTML.$F$3];[.D4];[$HTML.$G$3];[.B4];[$HTML.$H$3];[.B4];[$HTML.$I$3];[.B4];[$HTML.$J$3];[.B4];[$HTML.$K$3];[.B4];[$HTML.$L$3];[.B4];[$HTML.$M$3];[.B4];[$HTML.$N$3];[.B4];[$HTML.$O$3])" office:value-type="string" office:string-value="&lt;tr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readonly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readonly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data-expansion="10" data-type="1" data-color="2" data-term="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readonly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readonly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 position-relative m-1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-1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 position-relative m-1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-1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F5];[$HTML.$B$3];[.H5];[$HTML.$C$3];[.J5];[$HTML.$D$3];[.N5];[$HTML.$E$3];[.B5];[$HTML.$F$3];[.D5];[$HTML.$G$3];[.B5];[$HTML.$H$3];[.B5];[$HTML.$I$3];[.B5];[$HTML.$J$3];[.B5];[$HTML.$K$3];[.B5];[$HTML.$L$3];[.B5];[$HTML.$M$3];[.B5];[$HTML.$N$3];[.B5];[$HTML.$O$3])" office:value-type="string" office:string-value="&lt;tr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readonly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readonly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data-expansion="10" data-type="1" data-color="2" data-term="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readonly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readonly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 position-relative m-1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-1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 position-relative m-1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-1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F6];[$HTML.$B$3];[.H6];[$HTML.$C$3];[.J6];[$HTML.$D$3];[.N6];[$HTML.$E$3];[.B6];[$HTML.$F$3];[.D6];[$HTML.$G$3];[.B6];[$HTML.$H$3];[.B6];[$HTML.$I$3];[.B6];[$HTML.$J$3];[.B6];[$HTML.$K$3];[.B6];[$HTML.$L$3];[.B6];[$HTML.$M$3];[.B6];[$HTML.$N$3];[.B6];[$HTML.$O$3])" office:value-type="string" office:string-value="&lt;tr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readonly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readonly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data-expansion="10" data-type="1" data-color="2" data-term="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readonly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readonly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 position-relative m-1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-1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 position-relative m-1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-1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F7];[$HTML.$B$3];[.H7];[$HTML.$C$3];[.J7];[$HTML.$D$3];[.N7];[$HTML.$E$3];[.B7];[$HTML.$F$3];[.D7];[$HTML.$G$3];[.B7];[$HTML.$H$3];[.B7];[$HTML.$I$3];[.B7];[$HTML.$J$3];[.B7];[$HTML.$K$3];[.B7];[$HTML.$L$3];[.B7];[$HTML.$M$3];[.B7];[$HTML.$N$3];[.B7];[$HTML.$O$3])" office:value-type="string" office:string-value="&lt;tr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readonly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readonly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data-expansion="10" data-type="1" data-color="2" data-term="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readonly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readonly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 position-relative m-1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-1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 position-relative m-1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-1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F8];[$HTML.$B$3];[.H8];[$HTML.$C$3];[.J8];[$HTML.$D$3];[.N8];[$HTML.$E$3];[.B8];[$HTML.$F$3];[.D8];[$HTML.$G$3];[.B8];[$HTML.$H$3];[.B8];[$HTML.$I$3];[.B8];[$HTML.$J$3];[.B8];[$HTML.$K$3];[.B8];[$HTML.$L$3];[.B8];[$HTML.$M$3];[.B8];[$HTML.$N$3];[.B8];[$HTML.$O$3])" office:value-type="string" office:string-value="&lt;tr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readonly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readonly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data-expansion="10" data-type="1" data-color="2" data-term="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readonly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readonly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 position-relative m-1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-1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 position-relative m-1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-1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F9];[$HTML.$B$3];[.H9];[$HTML.$C$3];[.J9];[$HTML.$D$3];[.N9];[$HTML.$E$3];[.B9];[$HTML.$F$3];[.D9];[$HTML.$G$3];[.B9];[$HTML.$H$3];[.B9];[$HTML.$I$3];[.B9];[$HTML.$J$3];[.B9];[$HTML.$K$3];[.B9];[$HTML.$L$3];[.B9];[$HTML.$M$3];[.B9];[$HTML.$N$3];[.B9];[$HTML.$O$3])" office:value-type="string" office:string-value="&lt;tr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readonly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readonly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data-expansion="10" data-type="1" data-color="2" data-term="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readonly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readonly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 position-relative m-1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-1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 position-relative m-1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-1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F10];[$HTML.$B$3];[.H10];[$HTML.$C$3];[.J10];[$HTML.$D$3];[.N10];[$HTML.$E$3];[.B10];[$HTML.$F$3];[.D10];[$HTML.$G$3];[.B10];[$HTML.$H$3];[.B10];[$HTML.$I$3];[.B10];[$HTML.$J$3];[.B10];[$HTML.$K$3];[.B10];[$HTML.$L$3];[.B10];[$HTML.$M$3];[.B10];[$HTML.$N$3];[.B10];[$HTML.$O$3])" office:value-type="string" office:string-value="&lt;tr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readonly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readonly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data-expansion="10" data-type="2" data-color="2" data-term="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readonly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readonly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 position-relative m-1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-1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 position-relative m-1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-1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F11];[$HTML.$B$3];[.H11];[$HTML.$C$3];[.J11];[$HTML.$D$3];[.N11];[$HTML.$E$3];[.B11];[$HTML.$F$3];[.D11];[$HTML.$G$3];[.B11];[$HTML.$H$3];[.B11];[$HTML.$I$3];[.B11];[$HTML.$J$3];[.B11];[$HTML.$K$3];[.B11];[$HTML.$L$3];[.B11];[$HTML.$M$3];[.B11];[$HTML.$N$3];[.B11];[$HTML.$O$3])" office:value-type="string" office:string-value="&lt;tr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readonly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readonly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data-expansion="10" data-type="2" data-color="2" data-term="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readonly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readonly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 position-relative m-1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-1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 position-relative m-1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-1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F12];[$HTML.$B$3];[.H12];[$HTML.$C$3];[.J12];[$HTML.$D$3];[.N12];[$HTML.$E$3];[.B12];[$HTML.$F$3];[.D12];[$HTML.$G$3];[.B12];[$HTML.$H$3];[.B12];[$HTML.$I$3];[.B12];[$HTML.$J$3];[.B12];[$HTML.$K$3];[.B12];[$HTML.$L$3];[.B12];[$HTML.$M$3];[.B12];[$HTML.$N$3];[.B12];[$HTML.$O$3])" office:value-type="string" office:string-value="&lt;tr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readonly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readonly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data-expansion="10" data-type="3" data-color="2" data-term="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readonly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readonly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 position-relative m-1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-1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 position-relative m-1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-1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F13];[$HTML.$B$3];[.H13];[$HTML.$C$3];[.J13];[$HTML.$D$3];[.N13];[$HTML.$E$3];[.B13];[$HTML.$F$3];[.D13];[$HTML.$G$3];[.B13];[$HTML.$H$3];[.B13];[$HTML.$I$3];[.B13];[$HTML.$J$3];[.B13];[$HTML.$K$3];[.B13];[$HTML.$L$3];[.B13];[$HTML.$M$3];[.B13];[$HTML.$N$3];[.B13];[$HTML.$O$3])" office:value-type="string" office:string-value="&lt;tr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readonly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readonly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data-expansion="10" data-type="3" data-color="2" data-term="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readonly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readonly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 position-relative m-1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-1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 position-relative m-1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-1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F14];[$HTML.$B$3];[.H14];[$HTML.$C$3];[.J14];[$HTML.$D$3];[.N14];[$HTML.$E$3];[.B14];[$HTML.$F$3];[.D14];[$HTML.$G$3];[.B14];[$HTML.$H$3];[.B14];[$HTML.$I$3];[.B14];[$HTML.$J$3];[.B14];[$HTML.$K$3];[.B14];[$HTML.$L$3];[.B14];[$HTML.$M$3];[.B14];[$HTML.$N$3];[.B14];[$HTML.$O$3])" office:value-type="string" office:string-value="&lt;tr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readonly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readonly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data-expansion="10" data-type="4" data-color="2" data-term="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readonly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readonly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 position-relative m-1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-1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 position-relative m-1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-1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F15];[$HTML.$B$3];[.H15];[$HTML.$C$3];[.J15];[$HTML.$D$3];[.N15];[$HTML.$E$3];[.B15];[$HTML.$F$3];[.D15];[$HTML.$G$3];[.B15];[$HTML.$H$3];[.B15];[$HTML.$I$3];[.B15];[$HTML.$J$3];[.B15];[$HTML.$K$3];[.B15];[$HTML.$L$3];[.B15];[$HTML.$M$3];[.B15];[$HTML.$N$3];[.B15];[$HTML.$O$3])" office:value-type="string" office:string-value="&lt;tr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readonly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readonly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data-expansion="11" data-type="1" data-color="4" data-term="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readonly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readonly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 position-relative m-1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-1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 position-relative m-1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-1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F16];[$HTML.$B$3];[.H16];[$HTML.$C$3];[.J16];[$HTML.$D$3];[.N16];[$HTML.$E$3];[.B16];[$HTML.$F$3];[.D16];[$HTML.$G$3];[.B16];[$HTML.$H$3];[.B16];[$HTML.$I$3];[.B16];[$HTML.$J$3];[.B16];[$HTML.$K$3];[.B16];[$HTML.$L$3];[.B16];[$HTML.$M$3];[.B16];[$HTML.$N$3];[.B16];[$HTML.$O$3])" office:value-type="string" office:string-value="&lt;tr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readonly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readonly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data-expansion="11" data-type="1" data-color="4" data-term="1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readonly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readonly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 position-relative m-1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-1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 position-relative m-1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-1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F17];[$HTML.$B$3];[.H17];[$HTML.$C$3];[.J17];[$HTML.$D$3];[.N17];[$HTML.$E$3];[.B17];[$HTML.$F$3];[.D17];[$HTML.$G$3];[.B17];[$HTML.$H$3];[.B17];[$HTML.$I$3];[.B17];[$HTML.$J$3];[.B17];[$HTML.$K$3];[.B17];[$HTML.$L$3];[.B17];[$HTML.$M$3];[.B17];[$HTML.$N$3];[.B17];[$HTML.$O$3])" office:value-type="string" office:string-value="&lt;tr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readonly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readonly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data-expansion="11" data-type="1" data-color="4" data-term="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readonly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readonly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 position-relative m-1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-1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 position-relative m-1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-1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F18];[$HTML.$B$3];[.H18];[$HTML.$C$3];[.J18];[$HTML.$D$3];[.N18];[$HTML.$E$3];[.B18];[$HTML.$F$3];[.D18];[$HTML.$G$3];[.B18];[$HTML.$H$3];[.B18];[$HTML.$I$3];[.B18];[$HTML.$J$3];[.B18];[$HTML.$K$3];[.B18];[$HTML.$L$3];[.B18];[$HTML.$M$3];[.B18];[$HTML.$N$3];[.B18];[$HTML.$O$3])" office:value-type="string" office:string-value="&lt;tr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readonly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readonly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data-expansion="11" data-type="1" data-color="4" data-term="1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readonly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readonly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 position-relative m-1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-1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 position-relative m-1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-1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F19];[$HTML.$B$3];[.H19];[$HTML.$C$3];[.J19];[$HTML.$D$3];[.N19];[$HTML.$E$3];[.B19];[$HTML.$F$3];[.D19];[$HTML.$G$3];[.B19];[$HTML.$H$3];[.B19];[$HTML.$I$3];[.B19];[$HTML.$J$3];[.B19];[$HTML.$K$3];[.B19];[$HTML.$L$3];[.B19];[$HTML.$M$3];[.B19];[$HTML.$N$3];[.B19];[$HTML.$O$3])" office:value-type="string" office:string-value="&lt;tr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readonly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readonly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data-expansion="11" data-type="1" data-color="4" data-term="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readonly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readonly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 position-relative m-1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-1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 position-relative m-1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-1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F20];[$HTML.$B$3];[.H20];[$HTML.$C$3];[.J20];[$HTML.$D$3];[.N20];[$HTML.$E$3];[.B20];[$HTML.$F$3];[.D20];[$HTML.$G$3];[.B20];[$HTML.$H$3];[.B20];[$HTML.$I$3];[.B20];[$HTML.$J$3];[.B20];[$HTML.$K$3];[.B20];[$HTML.$L$3];[.B20];[$HTML.$M$3];[.B20];[$HTML.$N$3];[.B20];[$HTML.$O$3])" office:value-type="string" office:string-value="&lt;tr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readonly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readonly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data-expansion="11" data-type="1" data-color="4" data-term="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readonly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readonly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 position-relative m-1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-1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 position-relative m-1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-1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F21];[$HTML.$B$3];[.H21];[$HTML.$C$3];[.J21];[$HTML.$D$3];[.N21];[$HTML.$E$3];[.B21];[$HTML.$F$3];[.D21];[$HTML.$G$3];[.B21];[$HTML.$H$3];[.B21];[$HTML.$I$3];[.B21];[$HTML.$J$3];[.B21];[$HTML.$K$3];[.B21];[$HTML.$L$3];[.B21];[$HTML.$M$3];[.B21];[$HTML.$N$3];[.B21];[$HTML.$O$3])" office:value-type="string" office:string-value="&lt;tr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readonly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readonly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data-expansion="11" data-type="1" data-color="4" data-term="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readonly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readonly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 position-relative m-1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-1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 position-relative m-1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-1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F22];[$HTML.$B$3];[.H22];[$HTML.$C$3];[.J22];[$HTML.$D$3];[.N22];[$HTML.$E$3];[.B22];[$HTML.$F$3];[.D22];[$HTML.$G$3];[.B22];[$HTML.$H$3];[.B22];[$HTML.$I$3];[.B22];[$HTML.$J$3];[.B22];[$HTML.$K$3];[.B22];[$HTML.$L$3];[.B22];[$HTML.$M$3];[.B22];[$HTML.$N$3];[.B22];[$HTML.$O$3])" office:value-type="string" office:string-value="&lt;tr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readonly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readonly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data-expansion="11" data-type="1" data-color="4" data-term="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readonly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readonly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 position-relative m-1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-1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 position-relative m-1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-1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F23];[$HTML.$B$3];[.H23];[$HTML.$C$3];[.J23];[$HTML.$D$3];[.N23];[$HTML.$E$3];[.B23];[$HTML.$F$3];[.D23];[$HTML.$G$3];[.B23];[$HTML.$H$3];[.B23];[$HTML.$I$3];[.B23];[$HTML.$J$3];[.B23];[$HTML.$K$3];[.B23];[$HTML.$L$3];[.B23];[$HTML.$M$3];[.B23];[$HTML.$N$3];[.B23];[$HTML.$O$3])" office:value-type="string" office:string-value="&lt;tr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readonly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readonly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data-expansion="11" data-type="2" data-color="4" data-term="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readonly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readonly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 position-relative m-1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-1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 position-relative m-1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-1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F24];[$HTML.$B$3];[.H24];[$HTML.$C$3];[.J24];[$HTML.$D$3];[.N24];[$HTML.$E$3];[.B24];[$HTML.$F$3];[.D24];[$HTML.$G$3];[.B24];[$HTML.$H$3];[.B24];[$HTML.$I$3];[.B24];[$HTML.$J$3];[.B24];[$HTML.$K$3];[.B24];[$HTML.$L$3];[.B24];[$HTML.$M$3];[.B24];[$HTML.$N$3];[.B24];[$HTML.$O$3])" office:value-type="string" office:string-value="&lt;tr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readonly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readonly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data-expansion="11" data-type="2" data-color="4" data-term="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readonly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readonly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 position-relative m-1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-1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 position-relative m-1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-1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F25];[$HTML.$B$3];[.H25];[$HTML.$C$3];[.J25];[$HTML.$D$3];[.N25];[$HTML.$E$3];[.B25];[$HTML.$F$3];[.D25];[$HTML.$G$3];[.B25];[$HTML.$H$3];[.B25];[$HTML.$I$3];[.B25];[$HTML.$J$3];[.B25];[$HTML.$K$3];[.B25];[$HTML.$L$3];[.B25];[$HTML.$M$3];[.B25];[$HTML.$N$3];[.B25];[$HTML.$O$3])" office:value-type="string" office:string-value="&lt;tr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readonly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readonly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data-expansion="11" data-type="3" data-color="4" data-term="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readonly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readonly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 position-relative m-1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-1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 position-relative m-1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-1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F26];[$HTML.$B$3];[.H26];[$HTML.$C$3];[.J26];[$HTML.$D$3];[.N26];[$HTML.$E$3];[.B26];[$HTML.$F$3];[.D26];[$HTML.$G$3];[.B26];[$HTML.$H$3];[.B26];[$HTML.$I$3];[.B26];[$HTML.$J$3];[.B26];[$HTML.$K$3];[.B26];[$HTML.$L$3];[.B26];[$HTML.$M$3];[.B26];[$HTML.$N$3];[.B26];[$HTML.$O$3])" office:value-type="string" office:string-value="&lt;tr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readonly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readonly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data-expansion="11" data-type="3" data-color="4" data-term="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readonly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readonly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 position-relative m-1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-1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 position-relative m-1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-1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F27];[$HTML.$B$3];[.H27];[$HTML.$C$3];[.J27];[$HTML.$D$3];[.N27];[$HTML.$E$3];[.B27];[$HTML.$F$3];[.D27];[$HTML.$G$3];[.B27];[$HTML.$H$3];[.B27];[$HTML.$I$3];[.B27];[$HTML.$J$3];[.B27];[$HTML.$K$3];[.B27];[$HTML.$L$3];[.B27];[$HTML.$M$3];[.B27];[$HTML.$N$3];[.B27];[$HTML.$O$3])" office:value-type="string" office:string-value="&lt;tr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readonly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readonly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data-expansion="11" data-type="4" data-color="4" data-term="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readonly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readonly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 position-relative m-1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-1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 position-relative m-1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-1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F28];[$HTML.$B$3];[.H28];[$HTML.$C$3];[.J28];[$HTML.$D$3];[.N28];[$HTML.$E$3];[.B28];[$HTML.$F$3];[.D28];[$HTML.$G$3];[.B28];[$HTML.$H$3];[.B28];[$HTML.$I$3];[.B28];[$HTML.$J$3];[.B28];[$HTML.$K$3];[.B28];[$HTML.$L$3];[.B28];[$HTML.$M$3];[.B28];[$HTML.$N$3];[.B28];[$HTML.$O$3])" office:value-type="string" office:string-value="&lt;tr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readonly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readonly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data-expansion="12" data-type="1" data-color="8" data-term="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readonly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readonly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 position-relative m-1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-1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 position-relative m-1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-1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F29];[$HTML.$B$3];[.H29];[$HTML.$C$3];[.J29];[$HTML.$D$3];[.N29];[$HTML.$E$3];[.B29];[$HTML.$F$3];[.D29];[$HTML.$G$3];[.B29];[$HTML.$H$3];[.B29];[$HTML.$I$3];[.B29];[$HTML.$J$3];[.B29];[$HTML.$K$3];[.B29];[$HTML.$L$3];[.B29];[$HTML.$M$3];[.B29];[$HTML.$N$3];[.B29];[$HTML.$O$3])" office:value-type="string" office:string-value="&lt;tr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readonly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readonly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data-expansion="12" data-type="1" data-color="8" data-term="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readonly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readonly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 position-relative m-1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-1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 position-relative m-1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-1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F30];[$HTML.$B$3];[.H30];[$HTML.$C$3];[.J30];[$HTML.$D$3];[.N30];[$HTML.$E$3];[.B30];[$HTML.$F$3];[.D30];[$HTML.$G$3];[.B30];[$HTML.$H$3];[.B30];[$HTML.$I$3];[.B30];[$HTML.$J$3];[.B30];[$HTML.$K$3];[.B30];[$HTML.$L$3];[.B30];[$HTML.$M$3];[.B30];[$HTML.$N$3];[.B30];[$HTML.$O$3])" office:value-type="string" office:string-value="&lt;tr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readonly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readonly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data-expansion="12" data-type="1" data-color="8" data-term="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readonly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readonly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 position-relative m-1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-1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 position-relative m-1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-1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F31];[$HTML.$B$3];[.H31];[$HTML.$C$3];[.J31];[$HTML.$D$3];[.N31];[$HTML.$E$3];[.B31];[$HTML.$F$3];[.D31];[$HTML.$G$3];[.B31];[$HTML.$H$3];[.B31];[$HTML.$I$3];[.B31];[$HTML.$J$3];[.B31];[$HTML.$K$3];[.B31];[$HTML.$L$3];[.B31];[$HTML.$M$3];[.B31];[$HTML.$N$3];[.B31];[$HTML.$O$3])" office:value-type="string" office:string-value="&lt;tr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readonly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readonly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data-expansion="12" data-type="1" data-color="8" data-term="2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readonly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readonly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 position-relative m-1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-1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 position-relative m-1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-1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F32];[$HTML.$B$3];[.H32];[$HTML.$C$3];[.J32];[$HTML.$D$3];[.N32];[$HTML.$E$3];[.B32];[$HTML.$F$3];[.D32];[$HTML.$G$3];[.B32];[$HTML.$H$3];[.B32];[$HTML.$I$3];[.B32];[$HTML.$J$3];[.B32];[$HTML.$K$3];[.B32];[$HTML.$L$3];[.B32];[$HTML.$M$3];[.B32];[$HTML.$N$3];[.B32];[$HTML.$O$3])" office:value-type="string" office:string-value="&lt;tr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readonly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readonly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data-expansion="12" data-type="1" data-color="8" data-term="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readonly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readonly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 position-relative m-1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-1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 position-relative m-1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-1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F33];[$HTML.$B$3];[.H33];[$HTML.$C$3];[.J33];[$HTML.$D$3];[.N33];[$HTML.$E$3];[.B33];[$HTML.$F$3];[.D33];[$HTML.$G$3];[.B33];[$HTML.$H$3];[.B33];[$HTML.$I$3];[.B33];[$HTML.$J$3];[.B33];[$HTML.$K$3];[.B33];[$HTML.$L$3];[.B33];[$HTML.$M$3];[.B33];[$HTML.$N$3];[.B33];[$HTML.$O$3])" office:value-type="string" office:string-value="&lt;tr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readonly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readonly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data-expansion="12" data-type="1" data-color="8" data-term="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readonly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readonly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 position-relative m-1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-1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 position-relative m-1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-1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F34];[$HTML.$B$3];[.H34];[$HTML.$C$3];[.J34];[$HTML.$D$3];[.N34];[$HTML.$E$3];[.B34];[$HTML.$F$3];[.D34];[$HTML.$G$3];[.B34];[$HTML.$H$3];[.B34];[$HTML.$I$3];[.B34];[$HTML.$J$3];[.B34];[$HTML.$K$3];[.B34];[$HTML.$L$3];[.B34];[$HTML.$M$3];[.B34];[$HTML.$N$3];[.B34];[$HTML.$O$3])" office:value-type="string" office:string-value="&lt;tr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readonly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readonly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data-expansion="12" data-type="1" data-color="8" data-term="2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readonly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readonly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 position-relative m-1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-1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 position-relative m-1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-1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F35];[$HTML.$B$3];[.H35];[$HTML.$C$3];[.J35];[$HTML.$D$3];[.N35];[$HTML.$E$3];[.B35];[$HTML.$F$3];[.D35];[$HTML.$G$3];[.B35];[$HTML.$H$3];[.B35];[$HTML.$I$3];[.B35];[$HTML.$J$3];[.B35];[$HTML.$K$3];[.B35];[$HTML.$L$3];[.B35];[$HTML.$M$3];[.B35];[$HTML.$N$3];[.B35];[$HTML.$O$3])" office:value-type="string" office:string-value="&lt;tr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readonly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readonly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data-expansion="12" data-type="1" data-color="8" data-term="1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readonly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readonly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 position-relative m-1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-1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 position-relative m-1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-1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F36];[$HTML.$B$3];[.H36];[$HTML.$C$3];[.J36];[$HTML.$D$3];[.N36];[$HTML.$E$3];[.B36];[$HTML.$F$3];[.D36];[$HTML.$G$3];[.B36];[$HTML.$H$3];[.B36];[$HTML.$I$3];[.B36];[$HTML.$J$3];[.B36];[$HTML.$K$3];[.B36];[$HTML.$L$3];[.B36];[$HTML.$M$3];[.B36];[$HTML.$N$3];[.B36];[$HTML.$O$3])" office:value-type="string" office:string-value="&lt;tr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readonly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readonly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data-expansion="12" data-type="2" data-color="8" data-term="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readonly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readonly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 position-relative m-1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-1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 position-relative m-1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-1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F37];[$HTML.$B$3];[.H37];[$HTML.$C$3];[.J37];[$HTML.$D$3];[.N37];[$HTML.$E$3];[.B37];[$HTML.$F$3];[.D37];[$HTML.$G$3];[.B37];[$HTML.$H$3];[.B37];[$HTML.$I$3];[.B37];[$HTML.$J$3];[.B37];[$HTML.$K$3];[.B37];[$HTML.$L$3];[.B37];[$HTML.$M$3];[.B37];[$HTML.$N$3];[.B37];[$HTML.$O$3])" office:value-type="string" office:string-value="&lt;tr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readonly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readonly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data-expansion="12" data-type="2" data-color="8" data-term="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readonly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readonly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 position-relative m-1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-1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 position-relative m-1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-1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F38];[$HTML.$B$3];[.H38];[$HTML.$C$3];[.J38];[$HTML.$D$3];[.N38];[$HTML.$E$3];[.B38];[$HTML.$F$3];[.D38];[$HTML.$G$3];[.B38];[$HTML.$H$3];[.B38];[$HTML.$I$3];[.B38];[$HTML.$J$3];[.B38];[$HTML.$K$3];[.B38];[$HTML.$L$3];[.B38];[$HTML.$M$3];[.B38];[$HTML.$N$3];[.B38];[$HTML.$O$3])" office:value-type="string" office:string-value="&lt;tr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readonly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readonly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data-expansion="12" data-type="3" data-color="8" data-term="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readonly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readonly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 position-relative m-1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-1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 position-relative m-1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-1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F39];[$HTML.$B$3];[.H39];[$HTML.$C$3];[.J39];[$HTML.$D$3];[.N39];[$HTML.$E$3];[.B39];[$HTML.$F$3];[.D39];[$HTML.$G$3];[.B39];[$HTML.$H$3];[.B39];[$HTML.$I$3];[.B39];[$HTML.$J$3];[.B39];[$HTML.$K$3];[.B39];[$HTML.$L$3];[.B39];[$HTML.$M$3];[.B39];[$HTML.$N$3];[.B39];[$HTML.$O$3])" office:value-type="string" office:string-value="&lt;tr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readonly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readonly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data-expansion="12" data-type="3" data-color="8" data-term="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readonly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readonly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 position-relative m-1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-1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 position-relative m-1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-1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F40];[$HTML.$B$3];[.H40];[$HTML.$C$3];[.J40];[$HTML.$D$3];[.N40];[$HTML.$E$3];[.B40];[$HTML.$F$3];[.D40];[$HTML.$G$3];[.B40];[$HTML.$H$3];[.B40];[$HTML.$I$3];[.B40];[$HTML.$J$3];[.B40];[$HTML.$K$3];[.B40];[$HTML.$L$3];[.B40];[$HTML.$M$3];[.B40];[$HTML.$N$3];[.B40];[$HTML.$O$3])" office:value-type="string" office:string-value="&lt;tr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readonly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readonly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data-expansion="12" data-type="4" data-color="8" data-term="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readonly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readonly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 position-relative m-1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-1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 position-relative m-1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-1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F41];[$HTML.$B$3];[.H41];[$HTML.$C$3];[.J41];[$HTML.$D$3];[.N41];[$HTML.$E$3];[.B41];[$HTML.$F$3];[.D41];[$HTML.$G$3];[.B41];[$HTML.$H$3];[.B41];[$HTML.$I$3];[.B41];[$HTML.$J$3];[.B41];[$HTML.$K$3];[.B41];[$HTML.$L$3];[.B41];[$HTML.$M$3];[.B41];[$HTML.$N$3];[.B41];[$HTML.$O$3])" office:value-type="string" office:string-value="&lt;tr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readonly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readonly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data-expansion="15" data-type="1" data-color="2" data-term="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readonly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readonly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 position-relative m-1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-1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 position-relative m-1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-1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F42];[$HTML.$B$3];[.H42];[$HTML.$C$3];[.J42];[$HTML.$D$3];[.N42];[$HTML.$E$3];[.B42];[$HTML.$F$3];[.D42];[$HTML.$G$3];[.B42];[$HTML.$H$3];[.B42];[$HTML.$I$3];[.B42];[$HTML.$J$3];[.B42];[$HTML.$K$3];[.B42];[$HTML.$L$3];[.B42];[$HTML.$M$3];[.B42];[$HTML.$N$3];[.B42];[$HTML.$O$3])" office:value-type="string" office:string-value="&lt;tr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readonly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readonly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data-expansion="15" data-type="1" data-color="2" data-term="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readonly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readonly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 position-relative m-1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-1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 position-relative m-1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-1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F43];[$HTML.$B$3];[.H43];[$HTML.$C$3];[.J43];[$HTML.$D$3];[.N43];[$HTML.$E$3];[.B43];[$HTML.$F$3];[.D43];[$HTML.$G$3];[.B43];[$HTML.$H$3];[.B43];[$HTML.$I$3];[.B43];[$HTML.$J$3];[.B43];[$HTML.$K$3];[.B43];[$HTML.$L$3];[.B43];[$HTML.$M$3];[.B43];[$HTML.$N$3];[.B43];[$HTML.$O$3])" office:value-type="string" office:string-value="&lt;tr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readonly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readonly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data-expansion="15" data-type="1" data-color="4" data-term="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readonly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readonly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 position-relative m-1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-1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 position-relative m-1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-1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F44];[$HTML.$B$3];[.H44];[$HTML.$C$3];[.J44];[$HTML.$D$3];[.N44];[$HTML.$E$3];[.B44];[$HTML.$F$3];[.D44];[$HTML.$G$3];[.B44];[$HTML.$H$3];[.B44];[$HTML.$I$3];[.B44];[$HTML.$J$3];[.B44];[$HTML.$K$3];[.B44];[$HTML.$L$3];[.B44];[$HTML.$M$3];[.B44];[$HTML.$N$3];[.B44];[$HTML.$O$3])" office:value-type="string" office:string-value="&lt;tr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readonly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readonly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data-expansion="15" data-type="1" data-color="4" data-term="1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readonly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readonly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 position-relative m-1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-1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 position-relative m-1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-1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F45];[$HTML.$B$3];[.H45];[$HTML.$C$3];[.J45];[$HTML.$D$3];[.N45];[$HTML.$E$3];[.B45];[$HTML.$F$3];[.D45];[$HTML.$G$3];[.B45];[$HTML.$H$3];[.B45];[$HTML.$I$3];[.B45];[$HTML.$J$3];[.B45];[$HTML.$K$3];[.B45];[$HTML.$L$3];[.B45];[$HTML.$M$3];[.B45];[$HTML.$N$3];[.B45];[$HTML.$O$3])" office:value-type="string" office:string-value="&lt;tr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readonly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readonly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readonly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readonly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 position-relative m-1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-1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 position-relative m-1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-1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F46];[$HTML.$B$3];[.H46];[$HTML.$C$3];[.J46];[$HTML.$D$3];[.N46];[$HTML.$E$3];[.B46];[$HTML.$F$3];[.D46];[$HTML.$G$3];[.B46];[$HTML.$H$3];[.B46];[$HTML.$I$3];[.B46];[$HTML.$J$3];[.B46];[$HTML.$K$3];[.B46];[$HTML.$L$3];[.B46];[$HTML.$M$3];[.B46];[$HTML.$N$3];[.B46];[$HTML.$O$3])" office:value-type="string" office:string-value="&lt;tr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readonly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readonly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data-expansion="15" data-type="1" data-color="8" data-term="2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readonly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readonly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 position-relative m-1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-1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 position-relative m-1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-1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F47];[$HTML.$B$3];[.H47];[$HTML.$C$3];[.J47];[$HTML.$D$3];[.N47];[$HTML.$E$3];[.B47];[$HTML.$F$3];[.D47];[$HTML.$G$3];[.B47];[$HTML.$H$3];[.B47];[$HTML.$I$3];[.B47];[$HTML.$J$3];[.B47];[$HTML.$K$3];[.B47];[$HTML.$L$3];[.B47];[$HTML.$M$3];[.B47];[$HTML.$N$3];[.B47];[$HTML.$O$3])" office:value-type="string" office:string-value="&lt;tr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readonly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readonly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data-expansion="15" data-type="1" data-color="2" data-term="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readonly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readonly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 position-relative m-1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-1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 position-relative m-1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-1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F48];[$HTML.$B$3];[.H48];[$HTML.$C$3];[.J48];[$HTML.$D$3];[.N48];[$HTML.$E$3];[.B48];[$HTML.$F$3];[.D48];[$HTML.$G$3];[.B48];[$HTML.$H$3];[.B48];[$HTML.$I$3];[.B48];[$HTML.$J$3];[.B48];[$HTML.$K$3];[.B48];[$HTML.$L$3];[.B48];[$HTML.$M$3];[.B48];[$HTML.$N$3];[.B48];[$HTML.$O$3])" office:value-type="string" office:string-value="&lt;tr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readonly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readonly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data-expansion="15" data-type="1" data-color="2" data-term="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readonly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readonly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 position-relative m-1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-1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 position-relative m-1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-1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F49];[$HTML.$B$3];[.H49];[$HTML.$C$3];[.J49];[$HTML.$D$3];[.N49];[$HTML.$E$3];[.B49];[$HTML.$F$3];[.D49];[$HTML.$G$3];[.B49];[$HTML.$H$3];[.B49];[$HTML.$I$3];[.B49];[$HTML.$J$3];[.B49];[$HTML.$K$3];[.B49];[$HTML.$L$3];[.B49];[$HTML.$M$3];[.B49];[$HTML.$N$3];[.B49];[$HTML.$O$3])" office:value-type="string" office:string-value="&lt;tr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readonly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readonly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data-expansion="15" data-type="1" data-color="2" data-term="1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readonly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readonly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 position-relative m-1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-1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 position-relative m-1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-1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F50];[$HTML.$B$3];[.H50];[$HTML.$C$3];[.J50];[$HTML.$D$3];[.N50];[$HTML.$E$3];[.B50];[$HTML.$F$3];[.D50];[$HTML.$G$3];[.B50];[$HTML.$H$3];[.B50];[$HTML.$I$3];[.B50];[$HTML.$J$3];[.B50];[$HTML.$K$3];[.B50];[$HTML.$L$3];[.B50];[$HTML.$M$3];[.B50];[$HTML.$N$3];[.B50];[$HTML.$O$3])" office:value-type="string" office:string-value="&lt;tr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readonly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readonly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data-expansion="15" data-type="1" data-color="2" data-term="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readonly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readonly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 position-relative m-1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-1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 position-relative m-1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-1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F51];[$HTML.$B$3];[.H51];[$HTML.$C$3];[.J51];[$HTML.$D$3];[.N51];[$HTML.$E$3];[.B51];[$HTML.$F$3];[.D51];[$HTML.$G$3];[.B51];[$HTML.$H$3];[.B51];[$HTML.$I$3];[.B51];[$HTML.$J$3];[.B51];[$HTML.$K$3];[.B51];[$HTML.$L$3];[.B51];[$HTML.$M$3];[.B51];[$HTML.$N$3];[.B51];[$HTML.$O$3])" office:value-type="string" office:string-value="&lt;tr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readonly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readonly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data-expansion="15" data-type="1" data-color="2" data-term="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readonly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readonly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 position-relative m-1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-1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 position-relative m-1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-1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F52];[$HTML.$B$3];[.H52];[$HTML.$C$3];[.J52];[$HTML.$D$3];[.N52];[$HTML.$E$3];[.B52];[$HTML.$F$3];[.D52];[$HTML.$G$3];[.B52];[$HTML.$H$3];[.B52];[$HTML.$I$3];[.B52];[$HTML.$J$3];[.B52];[$HTML.$K$3];[.B52];[$HTML.$L$3];[.B52];[$HTML.$M$3];[.B52];[$HTML.$N$3];[.B52];[$HTML.$O$3])" office:value-type="string" office:string-value="&lt;tr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readonly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readonly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data-expansion="15" data-type="1" data-color="2" data-term="2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readonly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readonly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 position-relative m-1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-1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 position-relative m-1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-1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F53];[$HTML.$B$3];[.H53];[$HTML.$C$3];[.J53];[$HTML.$D$3];[.N53];[$HTML.$E$3];[.B53];[$HTML.$F$3];[.D53];[$HTML.$G$3];[.B53];[$HTML.$H$3];[.B53];[$HTML.$I$3];[.B53];[$HTML.$J$3];[.B53];[$HTML.$K$3];[.B53];[$HTML.$L$3];[.B53];[$HTML.$M$3];[.B53];[$HTML.$N$3];[.B53];[$HTML.$O$3])" office:value-type="string" office:string-value="&lt;tr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readonly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readonly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data-expansion="15" data-type="1" data-color="2" data-term="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readonly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readonly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 position-relative m-1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-1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 position-relative m-1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-1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F54];[$HTML.$B$3];[.H54];[$HTML.$C$3];[.J54];[$HTML.$D$3];[.N54];[$HTML.$E$3];[.B54];[$HTML.$F$3];[.D54];[$HTML.$G$3];[.B54];[$HTML.$H$3];[.B54];[$HTML.$I$3];[.B54];[$HTML.$J$3];[.B54];[$HTML.$K$3];[.B54];[$HTML.$L$3];[.B54];[$HTML.$M$3];[.B54];[$HTML.$N$3];[.B54];[$HTML.$O$3])" office:value-type="string" office:string-value="&lt;tr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readonly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readonly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data-expansion="15" data-type="1" data-color="2" data-term="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readonly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readonly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 position-relative m-1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-1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 position-relative m-1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-1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F55];[$HTML.$B$3];[.H55];[$HTML.$C$3];[.J55];[$HTML.$D$3];[.N55];[$HTML.$E$3];[.B55];[$HTML.$F$3];[.D55];[$HTML.$G$3];[.B55];[$HTML.$H$3];[.B55];[$HTML.$I$3];[.B55];[$HTML.$J$3];[.B55];[$HTML.$K$3];[.B55];[$HTML.$L$3];[.B55];[$HTML.$M$3];[.B55];[$HTML.$N$3];[.B55];[$HTML.$O$3])" office:value-type="string" office:string-value="&lt;tr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readonly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readonly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data-expansion="15" data-type="1" data-color="2" data-term="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readonly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readonly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 position-relative m-1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-1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 position-relative m-1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-1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F56];[$HTML.$B$3];[.H56];[$HTML.$C$3];[.J56];[$HTML.$D$3];[.N56];[$HTML.$E$3];[.B56];[$HTML.$F$3];[.D56];[$HTML.$G$3];[.B56];[$HTML.$H$3];[.B56];[$HTML.$I$3];[.B56];[$HTML.$J$3];[.B56];[$HTML.$K$3];[.B56];[$HTML.$L$3];[.B56];[$HTML.$M$3];[.B56];[$HTML.$N$3];[.B56];[$HTML.$O$3])" office:value-type="string" office:string-value="&lt;tr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readonly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readonly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data-expansion="15" data-type="1" data-color="2" data-term="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readonly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readonly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 position-relative m-1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-1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 position-relative m-1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-1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F57];[$HTML.$B$3];[.H57];[$HTML.$C$3];[.J57];[$HTML.$D$3];[.N57];[$HTML.$E$3];[.B57];[$HTML.$F$3];[.D57];[$HTML.$G$3];[.B57];[$HTML.$H$3];[.B57];[$HTML.$I$3];[.B57];[$HTML.$J$3];[.B57];[$HTML.$K$3];[.B57];[$HTML.$L$3];[.B57];[$HTML.$M$3];[.B57];[$HTML.$N$3];[.B57];[$HTML.$O$3])" office:value-type="string" office:string-value="&lt;tr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readonly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readonly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data-expansion="15" data-type="1" data-color="2" data-term="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readonly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readonly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 position-relative m-1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-1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 position-relative m-1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-1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F58];[$HTML.$B$3];[.H58];[$HTML.$C$3];[.J58];[$HTML.$D$3];[.N58];[$HTML.$E$3];[.B58];[$HTML.$F$3];[.D58];[$HTML.$G$3];[.B58];[$HTML.$H$3];[.B58];[$HTML.$I$3];[.B58];[$HTML.$J$3];[.B58];[$HTML.$K$3];[.B58];[$HTML.$L$3];[.B58];[$HTML.$M$3];[.B58];[$HTML.$N$3];[.B58];[$HTML.$O$3])" office:value-type="string" office:string-value="&lt;tr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readonly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readonly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data-expansion="15" data-type="1" data-color="2" data-term="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readonly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readonly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 position-relative m-1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-1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 position-relative m-1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-1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F59];[$HTML.$B$3];[.H59];[$HTML.$C$3];[.J59];[$HTML.$D$3];[.N59];[$HTML.$E$3];[.B59];[$HTML.$F$3];[.D59];[$HTML.$G$3];[.B59];[$HTML.$H$3];[.B59];[$HTML.$I$3];[.B59];[$HTML.$J$3];[.B59];[$HTML.$K$3];[.B59];[$HTML.$L$3];[.B59];[$HTML.$M$3];[.B59];[$HTML.$N$3];[.B59];[$HTML.$O$3])" office:value-type="string" office:string-value="&lt;tr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readonly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readonly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data-expansion="15" data-type="1" data-color="2" data-term="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readonly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readonly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 position-relative m-1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-1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 position-relative m-1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-1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F60];[$HTML.$B$3];[.H60];[$HTML.$C$3];[.J60];[$HTML.$D$3];[.N60];[$HTML.$E$3];[.B60];[$HTML.$F$3];[.D60];[$HTML.$G$3];[.B60];[$HTML.$H$3];[.B60];[$HTML.$I$3];[.B60];[$HTML.$J$3];[.B60];[$HTML.$K$3];[.B60];[$HTML.$L$3];[.B60];[$HTML.$M$3];[.B60];[$HTML.$N$3];[.B60];[$HTML.$O$3])" office:value-type="string" office:string-value="&lt;tr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readonly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readonly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data-expansion="15" data-type="1" data-color="4" data-term="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readonly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readonly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 position-relative m-1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-1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 position-relative m-1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-1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F61];[$HTML.$B$3];[.H61];[$HTML.$C$3];[.J61];[$HTML.$D$3];[.N61];[$HTML.$E$3];[.B61];[$HTML.$F$3];[.D61];[$HTML.$G$3];[.B61];[$HTML.$H$3];[.B61];[$HTML.$I$3];[.B61];[$HTML.$J$3];[.B61];[$HTML.$K$3];[.B61];[$HTML.$L$3];[.B61];[$HTML.$M$3];[.B61];[$HTML.$N$3];[.B61];[$HTML.$O$3])" office:value-type="string" office:string-value="&lt;tr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readonly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readonly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data-expansion="15" data-type="1" data-color="4" data-term="1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readonly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readonly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 position-relative m-1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-1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 position-relative m-1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-1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F62];[$HTML.$B$3];[.H62];[$HTML.$C$3];[.J62];[$HTML.$D$3];[.N62];[$HTML.$E$3];[.B62];[$HTML.$F$3];[.D62];[$HTML.$G$3];[.B62];[$HTML.$H$3];[.B62];[$HTML.$I$3];[.B62];[$HTML.$J$3];[.B62];[$HTML.$K$3];[.B62];[$HTML.$L$3];[.B62];[$HTML.$M$3];[.B62];[$HTML.$N$3];[.B62];[$HTML.$O$3])" office:value-type="string" office:string-value="&lt;tr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readonly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readonly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data-expansion="15" data-type="1" data-color="4" data-term="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readonly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readonly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 position-relative m-1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-1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 position-relative m-1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-1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F63];[$HTML.$B$3];[.H63];[$HTML.$C$3];[.J63];[$HTML.$D$3];[.N63];[$HTML.$E$3];[.B63];[$HTML.$F$3];[.D63];[$HTML.$G$3];[.B63];[$HTML.$H$3];[.B63];[$HTML.$I$3];[.B63];[$HTML.$J$3];[.B63];[$HTML.$K$3];[.B63];[$HTML.$L$3];[.B63];[$HTML.$M$3];[.B63];[$HTML.$N$3];[.B63];[$HTML.$O$3])" office:value-type="string" office:string-value="&lt;tr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readonly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readonly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data-expansion="15" data-type="1" data-color="4" data-term="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readonly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readonly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 position-relative m-1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-1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 position-relative m-1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-1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F64];[$HTML.$B$3];[.H64];[$HTML.$C$3];[.J64];[$HTML.$D$3];[.N64];[$HTML.$E$3];[.B64];[$HTML.$F$3];[.D64];[$HTML.$G$3];[.B64];[$HTML.$H$3];[.B64];[$HTML.$I$3];[.B64];[$HTML.$J$3];[.B64];[$HTML.$K$3];[.B64];[$HTML.$L$3];[.B64];[$HTML.$M$3];[.B64];[$HTML.$N$3];[.B64];[$HTML.$O$3])" office:value-type="string" office:string-value="&lt;tr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readonly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readonly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data-expansion="15" data-type="1" data-color="4" data-term="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readonly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readonly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 position-relative m-1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-1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 position-relative m-1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-1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F65];[$HTML.$B$3];[.H65];[$HTML.$C$3];[.J65];[$HTML.$D$3];[.N65];[$HTML.$E$3];[.B65];[$HTML.$F$3];[.D65];[$HTML.$G$3];[.B65];[$HTML.$H$3];[.B65];[$HTML.$I$3];[.B65];[$HTML.$J$3];[.B65];[$HTML.$K$3];[.B65];[$HTML.$L$3];[.B65];[$HTML.$M$3];[.B65];[$HTML.$N$3];[.B65];[$HTML.$O$3])" office:value-type="string" office:string-value="&lt;tr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readonly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readonly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data-expansion="15" data-type="1" data-color="4" data-term="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readonly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readonly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 position-relative m-1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-1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 position-relative m-1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-1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F66];[$HTML.$B$3];[.H66];[$HTML.$C$3];[.J66];[$HTML.$D$3];[.N66];[$HTML.$E$3];[.B66];[$HTML.$F$3];[.D66];[$HTML.$G$3];[.B66];[$HTML.$H$3];[.B66];[$HTML.$I$3];[.B66];[$HTML.$J$3];[.B66];[$HTML.$K$3];[.B66];[$HTML.$L$3];[.B66];[$HTML.$M$3];[.B66];[$HTML.$N$3];[.B66];[$HTML.$O$3])" office:value-type="string" office:string-value="&lt;tr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readonly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readonly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data-expansion="15" data-type="1" data-color="4" data-term="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readonly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readonly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 position-relative m-1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-1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 position-relative m-1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-1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F67];[$HTML.$B$3];[.H67];[$HTML.$C$3];[.J67];[$HTML.$D$3];[.N67];[$HTML.$E$3];[.B67];[$HTML.$F$3];[.D67];[$HTML.$G$3];[.B67];[$HTML.$H$3];[.B67];[$HTML.$I$3];[.B67];[$HTML.$J$3];[.B67];[$HTML.$K$3];[.B67];[$HTML.$L$3];[.B67];[$HTML.$M$3];[.B67];[$HTML.$N$3];[.B67];[$HTML.$O$3])" office:value-type="string" office:string-value="&lt;tr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readonly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readonly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data-expansion="15" data-type="1" data-color="4" data-term="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readonly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readonly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 position-relative m-1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-1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 position-relative m-1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-1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F68];[$HTML.$B$3];[.H68];[$HTML.$C$3];[.J68];[$HTML.$D$3];[.N68];[$HTML.$E$3];[.B68];[$HTML.$F$3];[.D68];[$HTML.$G$3];[.B68];[$HTML.$H$3];[.B68];[$HTML.$I$3];[.B68];[$HTML.$J$3];[.B68];[$HTML.$K$3];[.B68];[$HTML.$L$3];[.B68];[$HTML.$M$3];[.B68];[$HTML.$N$3];[.B68];[$HTML.$O$3])" office:value-type="string" office:string-value="&lt;tr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readonly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readonly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data-expansion="15" data-type="1" data-color="4" data-term="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readonly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readonly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 position-relative m-1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-1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 position-relative m-1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-1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F69];[$HTML.$B$3];[.H69];[$HTML.$C$3];[.J69];[$HTML.$D$3];[.N69];[$HTML.$E$3];[.B69];[$HTML.$F$3];[.D69];[$HTML.$G$3];[.B69];[$HTML.$H$3];[.B69];[$HTML.$I$3];[.B69];[$HTML.$J$3];[.B69];[$HTML.$K$3];[.B69];[$HTML.$L$3];[.B69];[$HTML.$M$3];[.B69];[$HTML.$N$3];[.B69];[$HTML.$O$3])" office:value-type="string" office:string-value="&lt;tr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readonly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readonly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data-expansion="15" data-type="1" data-color="4" data-term="1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readonly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readonly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 position-relative m-1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-1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 position-relative m-1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-1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F70];[$HTML.$B$3];[.H70];[$HTML.$C$3];[.J70];[$HTML.$D$3];[.N70];[$HTML.$E$3];[.B70];[$HTML.$F$3];[.D70];[$HTML.$G$3];[.B70];[$HTML.$H$3];[.B70];[$HTML.$I$3];[.B70];[$HTML.$J$3];[.B70];[$HTML.$K$3];[.B70];[$HTML.$L$3];[.B70];[$HTML.$M$3];[.B70];[$HTML.$N$3];[.B70];[$HTML.$O$3])" office:value-type="string" office:string-value="&lt;tr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readonly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readonly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data-expansion="15" data-type="1" data-color="4" data-term="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readonly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readonly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 position-relative m-1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-1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 position-relative m-1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-1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F71];[$HTML.$B$3];[.H71];[$HTML.$C$3];[.J71];[$HTML.$D$3];[.N71];[$HTML.$E$3];[.B71];[$HTML.$F$3];[.D71];[$HTML.$G$3];[.B71];[$HTML.$H$3];[.B71];[$HTML.$I$3];[.B71];[$HTML.$J$3];[.B71];[$HTML.$K$3];[.B71];[$HTML.$L$3];[.B71];[$HTML.$M$3];[.B71];[$HTML.$N$3];[.B71];[$HTML.$O$3])" office:value-type="string" office:string-value="&lt;tr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readonly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readonly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data-expansion="15" data-type="1" data-color="4" data-term="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readonly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readonly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 position-relative m-1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-1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 position-relative m-1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-1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F72];[$HTML.$B$3];[.H72];[$HTML.$C$3];[.J72];[$HTML.$D$3];[.N72];[$HTML.$E$3];[.B72];[$HTML.$F$3];[.D72];[$HTML.$G$3];[.B72];[$HTML.$H$3];[.B72];[$HTML.$I$3];[.B72];[$HTML.$J$3];[.B72];[$HTML.$K$3];[.B72];[$HTML.$L$3];[.B72];[$HTML.$M$3];[.B72];[$HTML.$N$3];[.B72];[$HTML.$O$3])" office:value-type="string" office:string-value="&lt;tr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readonly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readonly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data-expansion="15" data-type="1" data-color="4" data-term="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readonly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readonly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 position-relative m-1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-1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 position-relative m-1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-1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F73];[$HTML.$B$3];[.H73];[$HTML.$C$3];[.J73];[$HTML.$D$3];[.N73];[$HTML.$E$3];[.B73];[$HTML.$F$3];[.D73];[$HTML.$G$3];[.B73];[$HTML.$H$3];[.B73];[$HTML.$I$3];[.B73];[$HTML.$J$3];[.B73];[$HTML.$K$3];[.B73];[$HTML.$L$3];[.B73];[$HTML.$M$3];[.B73];[$HTML.$N$3];[.B73];[$HTML.$O$3])" office:value-type="string" office:string-value="&lt;tr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readonly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readonly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data-expansion="15" data-type="1" data-color="8" data-term="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readonly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readonly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 position-relative m-1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-1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 position-relative m-1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-1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F74];[$HTML.$B$3];[.H74];[$HTML.$C$3];[.J74];[$HTML.$D$3];[.N74];[$HTML.$E$3];[.B74];[$HTML.$F$3];[.D74];[$HTML.$G$3];[.B74];[$HTML.$H$3];[.B74];[$HTML.$I$3];[.B74];[$HTML.$J$3];[.B74];[$HTML.$K$3];[.B74];[$HTML.$L$3];[.B74];[$HTML.$M$3];[.B74];[$HTML.$N$3];[.B74];[$HTML.$O$3])" office:value-type="string" office:string-value="&lt;tr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readonly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readonly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data-expansion="15" data-type="1" data-color="8" data-term="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readonly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readonly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 position-relative m-1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-1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 position-relative m-1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-1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F75];[$HTML.$B$3];[.H75];[$HTML.$C$3];[.J75];[$HTML.$D$3];[.N75];[$HTML.$E$3];[.B75];[$HTML.$F$3];[.D75];[$HTML.$G$3];[.B75];[$HTML.$H$3];[.B75];[$HTML.$I$3];[.B75];[$HTML.$J$3];[.B75];[$HTML.$K$3];[.B75];[$HTML.$L$3];[.B75];[$HTML.$M$3];[.B75];[$HTML.$N$3];[.B75];[$HTML.$O$3])" office:value-type="string" office:string-value="&lt;tr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readonly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readonly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data-expansion="15" data-type="1" data-color="8" data-term="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readonly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readonly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 position-relative m-1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-1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 position-relative m-1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-1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F76];[$HTML.$B$3];[.H76];[$HTML.$C$3];[.J76];[$HTML.$D$3];[.N76];[$HTML.$E$3];[.B76];[$HTML.$F$3];[.D76];[$HTML.$G$3];[.B76];[$HTML.$H$3];[.B76];[$HTML.$I$3];[.B76];[$HTML.$J$3];[.B76];[$HTML.$K$3];[.B76];[$HTML.$L$3];[.B76];[$HTML.$M$3];[.B76];[$HTML.$N$3];[.B76];[$HTML.$O$3])" office:value-type="string" office:string-value="&lt;tr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readonly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readonly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data-expansion="15" data-type="1" data-color="8" data-term="2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readonly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readonly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 position-relative m-1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-1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 position-relative m-1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-1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F77];[$HTML.$B$3];[.H77];[$HTML.$C$3];[.J77];[$HTML.$D$3];[.N77];[$HTML.$E$3];[.B77];[$HTML.$F$3];[.D77];[$HTML.$G$3];[.B77];[$HTML.$H$3];[.B77];[$HTML.$I$3];[.B77];[$HTML.$J$3];[.B77];[$HTML.$K$3];[.B77];[$HTML.$L$3];[.B77];[$HTML.$M$3];[.B77];[$HTML.$N$3];[.B77];[$HTML.$O$3])" office:value-type="string" office:string-value="&lt;tr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readonly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readonly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data-expansion="15" data-type="1" data-color="8" data-term="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readonly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readonly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 position-relative m-1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-1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 position-relative m-1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-1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F78];[$HTML.$B$3];[.H78];[$HTML.$C$3];[.J78];[$HTML.$D$3];[.N78];[$HTML.$E$3];[.B78];[$HTML.$F$3];[.D78];[$HTML.$G$3];[.B78];[$HTML.$H$3];[.B78];[$HTML.$I$3];[.B78];[$HTML.$J$3];[.B78];[$HTML.$K$3];[.B78];[$HTML.$L$3];[.B78];[$HTML.$M$3];[.B78];[$HTML.$N$3];[.B78];[$HTML.$O$3])" office:value-type="string" office:string-value="&lt;tr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readonly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readonly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data-expansion="15" data-type="1" data-color="8" data-term="2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readonly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readonly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 position-relative m-1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-1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 position-relative m-1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-1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F79];[$HTML.$B$3];[.H79];[$HTML.$C$3];[.J79];[$HTML.$D$3];[.N79];[$HTML.$E$3];[.B79];[$HTML.$F$3];[.D79];[$HTML.$G$3];[.B79];[$HTML.$H$3];[.B79];[$HTML.$I$3];[.B79];[$HTML.$J$3];[.B79];[$HTML.$K$3];[.B79];[$HTML.$L$3];[.B79];[$HTML.$M$3];[.B79];[$HTML.$N$3];[.B79];[$HTML.$O$3])" office:value-type="string" office:string-value="&lt;tr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readonly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readonly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data-expansion="15" data-type="1" data-color="8" data-term="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readonly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readonly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 position-relative m-1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-1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 position-relative m-1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-1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F80];[$HTML.$B$3];[.H80];[$HTML.$C$3];[.J80];[$HTML.$D$3];[.N80];[$HTML.$E$3];[.B80];[$HTML.$F$3];[.D80];[$HTML.$G$3];[.B80];[$HTML.$H$3];[.B80];[$HTML.$I$3];[.B80];[$HTML.$J$3];[.B80];[$HTML.$K$3];[.B80];[$HTML.$L$3];[.B80];[$HTML.$M$3];[.B80];[$HTML.$N$3];[.B80];[$HTML.$O$3])" office:value-type="string" office:string-value="&lt;tr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readonly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readonly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data-expansion="15" data-type="1" data-color="8" data-term="2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readonly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readonly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 position-relative m-1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-1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 position-relative m-1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-1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F81];[$HTML.$B$3];[.H81];[$HTML.$C$3];[.J81];[$HTML.$D$3];[.N81];[$HTML.$E$3];[.B81];[$HTML.$F$3];[.D81];[$HTML.$G$3];[.B81];[$HTML.$H$3];[.B81];[$HTML.$I$3];[.B81];[$HTML.$J$3];[.B81];[$HTML.$K$3];[.B81];[$HTML.$L$3];[.B81];[$HTML.$M$3];[.B81];[$HTML.$N$3];[.B81];[$HTML.$O$3])" office:value-type="string" office:string-value="&lt;tr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readonly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readonly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data-expansion="15" data-type="1" data-color="8" data-term="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readonly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readonly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 position-relative m-1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-1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 position-relative m-1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-1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F82];[$HTML.$B$3];[.H82];[$HTML.$C$3];[.J82];[$HTML.$D$3];[.N82];[$HTML.$E$3];[.B82];[$HTML.$F$3];[.D82];[$HTML.$G$3];[.B82];[$HTML.$H$3];[.B82];[$HTML.$I$3];[.B82];[$HTML.$J$3];[.B82];[$HTML.$K$3];[.B82];[$HTML.$L$3];[.B82];[$HTML.$M$3];[.B82];[$HTML.$N$3];[.B82];[$HTML.$O$3])" office:value-type="string" office:string-value="&lt;tr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readonly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readonly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data-expansion="15" data-type="1" data-color="8" data-term="1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readonly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readonly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 position-relative m-1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-1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 position-relative m-1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-1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F83];[$HTML.$B$3];[.H83];[$HTML.$C$3];[.J83];[$HTML.$D$3];[.N83];[$HTML.$E$3];[.B83];[$HTML.$F$3];[.D83];[$HTML.$G$3];[.B83];[$HTML.$H$3];[.B83];[$HTML.$I$3];[.B83];[$HTML.$J$3];[.B83];[$HTML.$K$3];[.B83];[$HTML.$L$3];[.B83];[$HTML.$M$3];[.B83];[$HTML.$N$3];[.B83];[$HTML.$O$3])" office:value-type="string" office:string-value="&lt;tr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readonly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readonly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data-expansion="15" data-type="1" data-color="8" data-term="2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readonly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readonly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 position-relative m-1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-1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 position-relative m-1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-1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F84];[$HTML.$B$3];[.H84];[$HTML.$C$3];[.J84];[$HTML.$D$3];[.N84];[$HTML.$E$3];[.B84];[$HTML.$F$3];[.D84];[$HTML.$G$3];[.B84];[$HTML.$H$3];[.B84];[$HTML.$I$3];[.B84];[$HTML.$J$3];[.B84];[$HTML.$K$3];[.B84];[$HTML.$L$3];[.B84];[$HTML.$M$3];[.B84];[$HTML.$N$3];[.B84];[$HTML.$O$3])" office:value-type="string" office:string-value="&lt;tr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readonly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readonly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data-expansion="15" data-type="1" data-color="8" data-term="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readonly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readonly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 position-relative m-1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-1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 position-relative m-1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-1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F85];[$HTML.$B$3];[.H85];[$HTML.$C$3];[.J85];[$HTML.$D$3];[.N85];[$HTML.$E$3];[.B85];[$HTML.$F$3];[.D85];[$HTML.$G$3];[.B85];[$HTML.$H$3];[.B85];[$HTML.$I$3];[.B85];[$HTML.$J$3];[.B85];[$HTML.$K$3];[.B85];[$HTML.$L$3];[.B85];[$HTML.$M$3];[.B85];[$HTML.$N$3];[.B85];[$HTML.$O$3])" office:value-type="string" office:string-value="&lt;tr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readonly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readonly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data-expansion="15" data-type="1" data-color="8" data-term="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readonly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readonly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 position-relative m-1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-1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 position-relative m-1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-1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F86];[$HTML.$B$3];[.H86];[$HTML.$C$3];[.J86];[$HTML.$D$3];[.N86];[$HTML.$E$3];[.B86];[$HTML.$F$3];[.D86];[$HTML.$G$3];[.B86];[$HTML.$H$3];[.B86];[$HTML.$I$3];[.B86];[$HTML.$J$3];[.B86];[$HTML.$K$3];[.B86];[$HTML.$L$3];[.B86];[$HTML.$M$3];[.B86];[$HTML.$N$3];[.B86];[$HTML.$O$3])" office:value-type="string" office:string-value="&lt;tr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readonly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readonly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data-expansion="15" data-type="2" data-color="2" data-term="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readonly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readonly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 position-relative m-1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-1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 position-relative m-1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-1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F87];[$HTML.$B$3];[.H87];[$HTML.$C$3];[.J87];[$HTML.$D$3];[.N87];[$HTML.$E$3];[.B87];[$HTML.$F$3];[.D87];[$HTML.$G$3];[.B87];[$HTML.$H$3];[.B87];[$HTML.$I$3];[.B87];[$HTML.$J$3];[.B87];[$HTML.$K$3];[.B87];[$HTML.$L$3];[.B87];[$HTML.$M$3];[.B87];[$HTML.$N$3];[.B87];[$HTML.$O$3])" office:value-type="string" office:string-value="&lt;tr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readonly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readonly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data-expansion="15" data-type="2" data-color="4" data-term="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readonly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readonly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 position-relative m-1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-1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 position-relative m-1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-1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F88];[$HTML.$B$3];[.H88];[$HTML.$C$3];[.J88];[$HTML.$D$3];[.N88];[$HTML.$E$3];[.B88];[$HTML.$F$3];[.D88];[$HTML.$G$3];[.B88];[$HTML.$H$3];[.B88];[$HTML.$I$3];[.B88];[$HTML.$J$3];[.B88];[$HTML.$K$3];[.B88];[$HTML.$L$3];[.B88];[$HTML.$M$3];[.B88];[$HTML.$N$3];[.B88];[$HTML.$O$3])" office:value-type="string" office:string-value="&lt;tr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readonly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readonly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data-expansion="15" data-type="2" data-color="4" data-term="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readonly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readonly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 position-relative m-1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-1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 position-relative m-1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-1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F89];[$HTML.$B$3];[.H89];[$HTML.$C$3];[.J89];[$HTML.$D$3];[.N89];[$HTML.$E$3];[.B89];[$HTML.$F$3];[.D89];[$HTML.$G$3];[.B89];[$HTML.$H$3];[.B89];[$HTML.$I$3];[.B89];[$HTML.$J$3];[.B89];[$HTML.$K$3];[.B89];[$HTML.$L$3];[.B89];[$HTML.$M$3];[.B89];[$HTML.$N$3];[.B89];[$HTML.$O$3])" office:value-type="string" office:string-value="&lt;tr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readonly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readonly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data-expansion="15" data-type="2" data-color="8" data-term="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readonly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readonly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 position-relative m-1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-1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 position-relative m-1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-1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F90];[$HTML.$B$3];[.H90];[$HTML.$C$3];[.J90];[$HTML.$D$3];[.N90];[$HTML.$E$3];[.B90];[$HTML.$F$3];[.D90];[$HTML.$G$3];[.B90];[$HTML.$H$3];[.B90];[$HTML.$I$3];[.B90];[$HTML.$J$3];[.B90];[$HTML.$K$3];[.B90];[$HTML.$L$3];[.B90];[$HTML.$M$3];[.B90];[$HTML.$N$3];[.B90];[$HTML.$O$3])" office:value-type="string" office:string-value="&lt;tr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readonly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readonly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data-expansion="15" data-type="2" data-color="8" data-term="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readonly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readonly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 position-relative m-1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-1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 position-relative m-1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-1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F91];[$HTML.$B$3];[.H91];[$HTML.$C$3];[.J91];[$HTML.$D$3];[.N91];[$HTML.$E$3];[.B91];[$HTML.$F$3];[.D91];[$HTML.$G$3];[.B91];[$HTML.$H$3];[.B91];[$HTML.$I$3];[.B91];[$HTML.$J$3];[.B91];[$HTML.$K$3];[.B91];[$HTML.$L$3];[.B91];[$HTML.$M$3];[.B91];[$HTML.$N$3];[.B91];[$HTML.$O$3])" office:value-type="string" office:string-value="&lt;tr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readonly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readonly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data-expansion="15" data-type="2" data-color="8" data-term="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readonly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readonly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 position-relative m-1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-1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 position-relative m-1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-1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F92];[$HTML.$B$3];[.H92];[$HTML.$C$3];[.J92];[$HTML.$D$3];[.N92];[$HTML.$E$3];[.B92];[$HTML.$F$3];[.D92];[$HTML.$G$3];[.B92];[$HTML.$H$3];[.B92];[$HTML.$I$3];[.B92];[$HTML.$J$3];[.B92];[$HTML.$K$3];[.B92];[$HTML.$L$3];[.B92];[$HTML.$M$3];[.B92];[$HTML.$N$3];[.B92];[$HTML.$O$3])" office:value-type="string" office:string-value="&lt;tr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readonly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readonly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data-expansion="15" data-type="3" data-color="2" data-term="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readonly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readonly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 position-relative m-1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-1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 position-relative m-1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-1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F93];[$HTML.$B$3];[.H93];[$HTML.$C$3];[.J93];[$HTML.$D$3];[.N93];[$HTML.$E$3];[.B93];[$HTML.$F$3];[.D93];[$HTML.$G$3];[.B93];[$HTML.$H$3];[.B93];[$HTML.$I$3];[.B93];[$HTML.$J$3];[.B93];[$HTML.$K$3];[.B93];[$HTML.$L$3];[.B93];[$HTML.$M$3];[.B93];[$HTML.$N$3];[.B93];[$HTML.$O$3])" office:value-type="string" office:string-value="&lt;tr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readonly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readonly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data-expansion="15" data-type="3" data-color="2" data-term="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readonly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readonly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 position-relative m-1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-1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 position-relative m-1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-1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F94];[$HTML.$B$3];[.H94];[$HTML.$C$3];[.J94];[$HTML.$D$3];[.N94];[$HTML.$E$3];[.B94];[$HTML.$F$3];[.D94];[$HTML.$G$3];[.B94];[$HTML.$H$3];[.B94];[$HTML.$I$3];[.B94];[$HTML.$J$3];[.B94];[$HTML.$K$3];[.B94];[$HTML.$L$3];[.B94];[$HTML.$M$3];[.B94];[$HTML.$N$3];[.B94];[$HTML.$O$3])" office:value-type="string" office:string-value="&lt;tr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readonly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readonly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data-expansion="15" data-type="3" data-color="2" data-term="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readonly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readonly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 position-relative m-1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-1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 position-relative m-1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-1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F95];[$HTML.$B$3];[.H95];[$HTML.$C$3];[.J95];[$HTML.$D$3];[.N95];[$HTML.$E$3];[.B95];[$HTML.$F$3];[.D95];[$HTML.$G$3];[.B95];[$HTML.$H$3];[.B95];[$HTML.$I$3];[.B95];[$HTML.$J$3];[.B95];[$HTML.$K$3];[.B95];[$HTML.$L$3];[.B95];[$HTML.$M$3];[.B95];[$HTML.$N$3];[.B95];[$HTML.$O$3])" office:value-type="string" office:string-value="&lt;tr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readonly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readonly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data-expansion="15" data-type="3" data-color="4" data-term="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readonly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readonly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 position-relative m-1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-1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 position-relative m-1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-1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F96];[$HTML.$B$3];[.H96];[$HTML.$C$3];[.J96];[$HTML.$D$3];[.N96];[$HTML.$E$3];[.B96];[$HTML.$F$3];[.D96];[$HTML.$G$3];[.B96];[$HTML.$H$3];[.B96];[$HTML.$I$3];[.B96];[$HTML.$J$3];[.B96];[$HTML.$K$3];[.B96];[$HTML.$L$3];[.B96];[$HTML.$M$3];[.B96];[$HTML.$N$3];[.B96];[$HTML.$O$3])" office:value-type="string" office:string-value="&lt;tr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readonly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readonly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data-expansion="15" data-type="3" data-color="4" data-term="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readonly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readonly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 position-relative m-1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-1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 position-relative m-1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-1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F97];[$HTML.$B$3];[.H97];[$HTML.$C$3];[.J97];[$HTML.$D$3];[.N97];[$HTML.$E$3];[.B97];[$HTML.$F$3];[.D97];[$HTML.$G$3];[.B97];[$HTML.$H$3];[.B97];[$HTML.$I$3];[.B97];[$HTML.$J$3];[.B97];[$HTML.$K$3];[.B97];[$HTML.$L$3];[.B97];[$HTML.$M$3];[.B97];[$HTML.$N$3];[.B97];[$HTML.$O$3])" office:value-type="string" office:string-value="&lt;tr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readonly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readonly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data-expansion="15" data-type="3" data-color="8" data-term="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readonly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readonly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 position-relative m-1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-1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 position-relative m-1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-1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F98];[$HTML.$B$3];[.H98];[$HTML.$C$3];[.J98];[$HTML.$D$3];[.N98];[$HTML.$E$3];[.B98];[$HTML.$F$3];[.D98];[$HTML.$G$3];[.B98];[$HTML.$H$3];[.B98];[$HTML.$I$3];[.B98];[$HTML.$J$3];[.B98];[$HTML.$K$3];[.B98];[$HTML.$L$3];[.B98];[$HTML.$M$3];[.B98];[$HTML.$N$3];[.B98];[$HTML.$O$3])" office:value-type="string" office:string-value="&lt;tr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readonly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readonly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data-expansion="15" data-type="4" data-color="2" data-term="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readonly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readonly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 position-relative m-1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-1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 position-relative m-1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-1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F99];[$HTML.$B$3];[.H99];[$HTML.$C$3];[.J99];[$HTML.$D$3];[.N99];[$HTML.$E$3];[.B99];[$HTML.$F$3];[.D99];[$HTML.$G$3];[.B99];[$HTML.$H$3];[.B99];[$HTML.$I$3];[.B99];[$HTML.$J$3];[.B99];[$HTML.$K$3];[.B99];[$HTML.$L$3];[.B99];[$HTML.$M$3];[.B99];[$HTML.$N$3];[.B99];[$HTML.$O$3])" office:value-type="string" office:string-value="&lt;tr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readonly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readonly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data-expansion="15" data-type="4" data-color="2" data-term="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readonly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readonly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 position-relative m-1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-1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 position-relative m-1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-1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F100];[$HTML.$B$3];[.H100];[$HTML.$C$3];[.J100];[$HTML.$D$3];[.N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readonly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readonly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data-expansion="15" data-type="4" data-color="2" data-term="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readonly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readonly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 position-relative m-1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-1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 position-relative m-1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-1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F101];[$HTML.$B$3];[.H101];[$HTML.$C$3];[.J101];[$HTML.$D$3];[.N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readonly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readonly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data-expansion="15" data-type="4" data-color="2" data-term="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readonly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readonly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 position-relative m-1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-1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 position-relative m-1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-1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F102];[$HTML.$B$3];[.H102];[$HTML.$C$3];[.J102];[$HTML.$D$3];[.N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readonly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readonly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data-expansion="15" data-type="4" data-color="4" data-term="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readonly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readonly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 position-relative m-1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-1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 position-relative m-1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-1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F103];[$HTML.$B$3];[.H103];[$HTML.$C$3];[.J103];[$HTML.$D$3];[.N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readonly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readonly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data-expansion="15" data-type="4" data-color="4" data-term="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readonly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readonly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 position-relative m-1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-1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 position-relative m-1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-1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F104];[$HTML.$B$3];[.H104];[$HTML.$C$3];[.J104];[$HTML.$D$3];[.N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readonly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readonly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data-expansion="15" data-type="4" data-color="4" data-term="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readonly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readonly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 position-relative m-1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-1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 position-relative m-1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-1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F105];[$HTML.$B$3];[.H105];[$HTML.$C$3];[.J105];[$HTML.$D$3];[.N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readonly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readonly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data-expansion="15" data-type="4" data-color="4" data-term="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readonly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readonly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 position-relative m-1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-1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 position-relative m-1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-1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F106];[$HTML.$B$3];[.H106];[$HTML.$C$3];[.J106];[$HTML.$D$3];[.N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readonly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readonly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data-expansion="15" data-type="4" data-color="8" data-term="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readonly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readonly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 position-relative m-1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-1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 position-relative m-1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-1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F107];[$HTML.$B$3];[.H107];[$HTML.$C$3];[.J107];[$HTML.$D$3];[.N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readonly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readonly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data-expansion="15" data-type="4" data-color="8" data-term="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readonly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readonly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 position-relative m-1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-1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 position-relative m-1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-1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F108];[$HTML.$B$3];[.H108];[$HTML.$C$3];[.J108];[$HTML.$D$3];[.N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readonly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readonly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data-expansion="15" data-type="4" data-color="8" data-term="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readonly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readonly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 position-relative m-1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-1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 position-relative m-1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-1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F109];[$HTML.$B$3];[.H109];[$HTML.$C$3];[.J109];[$HTML.$D$3];[.N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readonly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readonly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data-expansion="15" data-type="4" data-color="8" data-term="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readonly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readonly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 position-relative m-1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-1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 position-relative m-1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-1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F110];[$HTML.$B$3];[.H110];[$HTML.$C$3];[.J110];[$HTML.$D$3];[.N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readonly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readonly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data-expansion="15" data-type="1" data-color="2" data-term="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readonly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readonly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 position-relative m-1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-1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 position-relative m-1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-1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F111];[$HTML.$B$3];[.H111];[$HTML.$C$3];[.J111];[$HTML.$D$3];[.N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readonly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readonly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data-expansion="15" data-type="1" data-color="2" data-term="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readonly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readonly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 position-relative m-1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-1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 position-relative m-1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-1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F112];[$HTML.$B$3];[.H112];[$HTML.$C$3];[.J112];[$HTML.$D$3];[.N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readonly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readonly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data-expansion="15" data-type="1" data-color="2" data-term="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readonly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readonly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 position-relative m-1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-1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 position-relative m-1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-1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F113];[$HTML.$B$3];[.H113];[$HTML.$C$3];[.J113];[$HTML.$D$3];[.N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readonly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readonly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data-expansion="15" data-type="1" data-color="4" data-term="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readonly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readonly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 position-relative m-1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-1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 position-relative m-1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-1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F114];[$HTML.$B$3];[.H114];[$HTML.$C$3];[.J114];[$HTML.$D$3];[.N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readonly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readonly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data-expansion="15" data-type="1" data-color="4" data-term="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readonly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readonly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 position-relative m-1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-1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 position-relative m-1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-1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F115];[$HTML.$B$3];[.H115];[$HTML.$C$3];[.J115];[$HTML.$D$3];[.N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readonly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readonly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data-expansion="15" data-type="1" data-color="4" data-term="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readonly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readonly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 position-relative m-1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-1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 position-relative m-1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-1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F116];[$HTML.$B$3];[.H116];[$HTML.$C$3];[.J116];[$HTML.$D$3];[.N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readonly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readonly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data-expansion="15" data-type="1" data-color="8" data-term="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readonly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readonly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 position-relative m-1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-1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 position-relative m-1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-1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F117];[$HTML.$B$3];[.H117];[$HTML.$C$3];[.J117];[$HTML.$D$3];[.N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readonly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readonly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data-expansion="15" data-type="1" data-color="8" data-term="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readonly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readonly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 position-relative m-1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-1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 position-relative m-1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-1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F118];[$HTML.$B$3];[.H118];[$HTML.$C$3];[.J118];[$HTML.$D$3];[.N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readonly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readonly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data-expansion="15" data-type="1" data-color="8" data-term="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readonly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readonly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 position-relative m-1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-1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 position-relative m-1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-1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F119];[$HTML.$B$3];[.H119];[$HTML.$C$3];[.J119];[$HTML.$D$3];[.N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readonly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readonly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data-expansion="15" data-type="1" data-color="8" data-term="1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readonly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readonly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 position-relative m-1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-1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 position-relative m-1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-1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F120];[$HTML.$B$3];[.H120];[$HTML.$C$3];[.J120];[$HTML.$D$3];[.N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readonly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readonly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data-expansion="15" data-type="1" data-color="8" data-term="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readonly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readonly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 position-relative m-1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-1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 position-relative m-1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-1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F121];[$HTML.$B$3];[.H121];[$HTML.$C$3];[.J121];[$HTML.$D$3];[.N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readonly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readonly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data-expansion="20" data-type="1" data-color="16" data-term="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readonly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readonly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 position-relative m-1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-1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 position-relative m-1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-1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F122];[$HTML.$B$3];[.H122];[$HTML.$C$3];[.J122];[$HTML.$D$3];[.N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readonly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readonly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data-expansion="20" data-type="1" data-color="16" data-term="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readonly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readonly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 position-relative m-1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-1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 position-relative m-1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-1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F123];[$HTML.$B$3];[.H123];[$HTML.$C$3];[.J123];[$HTML.$D$3];[.N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readonly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readonly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data-expansion="20" data-type="1" data-color="16" data-term="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readonly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readonly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 position-relative m-1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-1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 position-relative m-1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-1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F124];[$HTML.$B$3];[.H124];[$HTML.$C$3];[.J124];[$HTML.$D$3];[.N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readonly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readonly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data-expansion="20" data-type="1" data-color="16" data-term="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readonly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readonly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 position-relative m-1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-1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 position-relative m-1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-1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F125];[$HTML.$B$3];[.H125];[$HTML.$C$3];[.J125];[$HTML.$D$3];[.N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readonly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readonly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data-expansion="20" data-type="1" data-color="16" data-term="3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readonly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readonly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 position-relative m-1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-1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 position-relative m-1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-1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F126];[$HTML.$B$3];[.H126];[$HTML.$C$3];[.J126];[$HTML.$D$3];[.N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readonly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readonly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data-expansion="20" data-type="1" data-color="16" data-term="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readonly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readonly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 position-relative m-1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-1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 position-relative m-1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-1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F127];[$HTML.$B$3];[.H127];[$HTML.$C$3];[.J127];[$HTML.$D$3];[.N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readonly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readonly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data-expansion="20" data-type="1" data-color="16" data-term="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readonly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readonly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 position-relative m-1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-1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 position-relative m-1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-1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F128];[$HTML.$B$3];[.H128];[$HTML.$C$3];[.J128];[$HTML.$D$3];[.N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readonly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readonly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data-expansion="20" data-type="1" data-color="16" data-term="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readonly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readonly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 position-relative m-1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-1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 position-relative m-1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-1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F129];[$HTML.$B$3];[.H129];[$HTML.$C$3];[.J129];[$HTML.$D$3];[.N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readonly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readonly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data-expansion="20" data-type="2" data-color="16" data-term="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readonly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readonly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 position-relative m-1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-1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 position-relative m-1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-1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F130];[$HTML.$B$3];[.H130];[$HTML.$C$3];[.J130];[$HTML.$D$3];[.N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readonly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readonly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data-expansion="20" data-type="2" data-color="16" data-term="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readonly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readonly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 position-relative m-1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-1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 position-relative m-1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-1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F131];[$HTML.$B$3];[.H131];[$HTML.$C$3];[.J131];[$HTML.$D$3];[.N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readonly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readonly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data-expansion="20" data-type="3" data-color="16" data-term="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readonly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readonly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 position-relative m-1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-1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 position-relative m-1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-1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F132];[$HTML.$B$3];[.H132];[$HTML.$C$3];[.J132];[$HTML.$D$3];[.N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readonly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readonly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data-expansion="20" data-type="3" data-color="16" data-term="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readonly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readonly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 position-relative m-1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-1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 position-relative m-1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-1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F133];[$HTML.$B$3];[.H133];[$HTML.$C$3];[.J133];[$HTML.$D$3];[.N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readonly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readonly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data-expansion="20" data-type="4" data-color="16" data-term="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readonly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readonly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 position-relative m-1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-1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 position-relative m-1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-1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F134];[$HTML.$B$3];[.H134];[$HTML.$C$3];[.J134];[$HTML.$D$3];[.N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readonly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readonly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data-expansion="25" data-type="1" data-color="2" data-term="3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readonly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readonly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 position-relative m-1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-1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 position-relative m-1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-1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F135];[$HTML.$B$3];[.H135];[$HTML.$C$3];[.J135];[$HTML.$D$3];[.N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readonly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readonly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data-expansion="25" data-type="1" data-color="4" data-term="4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readonly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readonly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 position-relative m-1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-1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 position-relative m-1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-1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F136];[$HTML.$B$3];[.H136];[$HTML.$C$3];[.J136];[$HTML.$D$3];[.N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readonly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readonly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data-expansion="25" data-type="1" data-color="8" data-term="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readonly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readonly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 position-relative m-1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-1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 position-relative m-1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-1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F137];[$HTML.$B$3];[.H137];[$HTML.$C$3];[.J137];[$HTML.$D$3];[.N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readonly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readonly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data-expansion="25" data-type="1" data-color="16" data-term="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readonly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readonly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 position-relative m-1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-1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 position-relative m-1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-1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F138];[$HTML.$B$3];[.H138];[$HTML.$C$3];[.J138];[$HTML.$D$3];[.N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readonly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readonly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data-expansion="25" data-type="1" data-color="16" data-term="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readonly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readonly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 position-relative m-1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-1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 position-relative m-1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-1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F139];[$HTML.$B$3];[.H139];[$HTML.$C$3];[.J139];[$HTML.$D$3];[.N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readonly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readonly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data-expansion="25" data-type="1" data-color="16" data-term="4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readonly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readonly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 position-relative m-1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-1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 position-relative m-1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-1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F140];[$HTML.$B$3];[.H140];[$HTML.$C$3];[.J140];[$HTML.$D$3];[.N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readonly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readonly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data-expansion="25" data-type="1" data-color="2" data-term="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readonly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readonly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 position-relative m-1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-1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 position-relative m-1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-1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F141];[$HTML.$B$3];[.H141];[$HTML.$C$3];[.J141];[$HTML.$D$3];[.N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readonly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readonly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data-expansion="25" data-type="1" data-color="2" data-term="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readonly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readonly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 position-relative m-1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-1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 position-relative m-1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-1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F142];[$HTML.$B$3];[.H142];[$HTML.$C$3];[.J142];[$HTML.$D$3];[.N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readonly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readonly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data-expansion="25" data-type="1" data-color="2" data-term="3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readonly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readonly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 position-relative m-1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-1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 position-relative m-1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-1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F143];[$HTML.$B$3];[.H143];[$HTML.$C$3];[.J143];[$HTML.$D$3];[.N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readonly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readonly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data-expansion="25" data-type="1" data-color="2" data-term="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readonly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readonly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 position-relative m-1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-1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 position-relative m-1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-1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F144];[$HTML.$B$3];[.H144];[$HTML.$C$3];[.J144];[$HTML.$D$3];[.N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readonly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readonly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data-expansion="25" data-type="1" data-color="2" data-term="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readonly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readonly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 position-relative m-1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-1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 position-relative m-1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-1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F145];[$HTML.$B$3];[.H145];[$HTML.$C$3];[.J145];[$HTML.$D$3];[.N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readonly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readonly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data-expansion="25" data-type="1" data-color="2" data-term="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readonly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readonly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 position-relative m-1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-1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 position-relative m-1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-1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F146];[$HTML.$B$3];[.H146];[$HTML.$C$3];[.J146];[$HTML.$D$3];[.N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readonly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readonly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data-expansion="25" data-type="1" data-color="2" data-term="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readonly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readonly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 position-relative m-1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-1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 position-relative m-1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-1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F147];[$HTML.$B$3];[.H147];[$HTML.$C$3];[.J147];[$HTML.$D$3];[.N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readonly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readonly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data-expansion="25" data-type="1" data-color="2" data-term="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readonly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readonly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 position-relative m-1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-1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 position-relative m-1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-1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F148];[$HTML.$B$3];[.H148];[$HTML.$C$3];[.J148];[$HTML.$D$3];[.N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readonly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readonly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data-expansion="25" data-type="1" data-color="2" data-term="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readonly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readonly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 position-relative m-1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-1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 position-relative m-1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-1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F149];[$HTML.$B$3];[.H149];[$HTML.$C$3];[.J149];[$HTML.$D$3];[.N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readonly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readonly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data-expansion="25" data-type="1" data-color="4" data-term="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readonly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readonly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 position-relative m-1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-1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 position-relative m-1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-1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F150];[$HTML.$B$3];[.H150];[$HTML.$C$3];[.J150];[$HTML.$D$3];[.N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readonly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readonly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data-expansion="25" data-type="1" data-color="4" data-term="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readonly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readonly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 position-relative m-1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-1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 position-relative m-1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-1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F151];[$HTML.$B$3];[.H151];[$HTML.$C$3];[.J151];[$HTML.$D$3];[.N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readonly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readonly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data-expansion="25" data-type="1" data-color="4" data-term="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readonly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readonly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 position-relative m-1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-1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 position-relative m-1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-1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F152];[$HTML.$B$3];[.H152];[$HTML.$C$3];[.J152];[$HTML.$D$3];[.N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readonly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readonly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data-expansion="25" data-type="1" data-color="4" data-term="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readonly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readonly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 position-relative m-1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-1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 position-relative m-1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-1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F153];[$HTML.$B$3];[.H153];[$HTML.$C$3];[.J153];[$HTML.$D$3];[.N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readonly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readonly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data-expansion="25" data-type="1" data-color="4" data-term="4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readonly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readonly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 position-relative m-1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-1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 position-relative m-1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-1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F154];[$HTML.$B$3];[.H154];[$HTML.$C$3];[.J154];[$HTML.$D$3];[.N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readonly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readonly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data-expansion="25" data-type="1" data-color="4" data-term="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readonly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readonly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 position-relative m-1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-1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 position-relative m-1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-1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F155];[$HTML.$B$3];[.H155];[$HTML.$C$3];[.J155];[$HTML.$D$3];[.N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readonly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readonly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data-expansion="25" data-type="1" data-color="4" data-term="1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readonly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readonly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 position-relative m-1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-1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 position-relative m-1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-1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F156];[$HTML.$B$3];[.H156];[$HTML.$C$3];[.J156];[$HTML.$D$3];[.N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readonly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readonly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data-expansion="25" data-type="1" data-color="4" data-term="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readonly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readonly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 position-relative m-1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-1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 position-relative m-1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-1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F157];[$HTML.$B$3];[.H157];[$HTML.$C$3];[.J157];[$HTML.$D$3];[.N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readonly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readonly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data-expansion="25" data-type="1" data-color="4" data-term="1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readonly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readonly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 position-relative m-1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-1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 position-relative m-1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-1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F158];[$HTML.$B$3];[.H158];[$HTML.$C$3];[.J158];[$HTML.$D$3];[.N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readonly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readonly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data-expansion="25" data-type="1" data-color="8" data-term="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readonly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readonly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 position-relative m-1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-1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 position-relative m-1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-1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F159];[$HTML.$B$3];[.H159];[$HTML.$C$3];[.J159];[$HTML.$D$3];[.N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readonly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readonly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data-expansion="25" data-type="1" data-color="8" data-term="2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readonly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readonly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 position-relative m-1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-1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 position-relative m-1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-1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F160];[$HTML.$B$3];[.H160];[$HTML.$C$3];[.J160];[$HTML.$D$3];[.N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readonly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readonly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data-expansion="25" data-type="1" data-color="8" data-term="3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readonly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readonly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 position-relative m-1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-1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 position-relative m-1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-1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F161];[$HTML.$B$3];[.H161];[$HTML.$C$3];[.J161];[$HTML.$D$3];[.N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readonly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readonly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data-expansion="25" data-type="1" data-color="8" data-term="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readonly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readonly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 position-relative m-1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-1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 position-relative m-1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-1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F162];[$HTML.$B$3];[.H162];[$HTML.$C$3];[.J162];[$HTML.$D$3];[.N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readonly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readonly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data-expansion="25" data-type="1" data-color="8" data-term="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readonly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readonly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 position-relative m-1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-1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 position-relative m-1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-1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F163];[$HTML.$B$3];[.H163];[$HTML.$C$3];[.J163];[$HTML.$D$3];[.N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readonly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readonly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data-expansion="25" data-type="1" data-color="8" data-term="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readonly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readonly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 position-relative m-1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-1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 position-relative m-1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-1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F164];[$HTML.$B$3];[.H164];[$HTML.$C$3];[.J164];[$HTML.$D$3];[.N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readonly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readonly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data-expansion="25" data-type="1" data-color="8" data-term="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readonly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readonly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 position-relative m-1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-1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 position-relative m-1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-1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F165];[$HTML.$B$3];[.H165];[$HTML.$C$3];[.J165];[$HTML.$D$3];[.N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readonly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readonly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data-expansion="25" data-type="1" data-color="16" data-term="4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readonly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readonly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 position-relative m-1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-1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 position-relative m-1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-1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F166];[$HTML.$B$3];[.H166];[$HTML.$C$3];[.J166];[$HTML.$D$3];[.N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readonly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readonly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data-expansion="25" data-type="1" data-color="16" data-term="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readonly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readonly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 position-relative m-1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-1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 position-relative m-1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-1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F167];[$HTML.$B$3];[.H167];[$HTML.$C$3];[.J167];[$HTML.$D$3];[.N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readonly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readonly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data-expansion="25" data-type="1" data-color="16" data-term="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readonly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readonly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 position-relative m-1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-1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 position-relative m-1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-1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F168];[$HTML.$B$3];[.H168];[$HTML.$C$3];[.J168];[$HTML.$D$3];[.N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readonly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readonly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data-expansion="25" data-type="1" data-color="16" data-term="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readonly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readonly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 position-relative m-1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-1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 position-relative m-1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-1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F169];[$HTML.$B$3];[.H169];[$HTML.$C$3];[.J169];[$HTML.$D$3];[.N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readonly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readonly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data-expansion="25" data-type="1" data-color="16" data-term="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readonly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readonly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 position-relative m-1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-1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 position-relative m-1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-1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F170];[$HTML.$B$3];[.H170];[$HTML.$C$3];[.J170];[$HTML.$D$3];[.N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readonly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readonly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data-expansion="25" data-type="1" data-color="16" data-term="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readonly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readonly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 position-relative m-1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-1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 position-relative m-1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-1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F171];[$HTML.$B$3];[.H171];[$HTML.$C$3];[.J171];[$HTML.$D$3];[.N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readonly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readonly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data-expansion="25" data-type="1" data-color="16" data-term="2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readonly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readonly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 position-relative m-1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-1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 position-relative m-1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-1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F172];[$HTML.$B$3];[.H172];[$HTML.$C$3];[.J172];[$HTML.$D$3];[.N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readonly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readonly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data-expansion="25" data-type="1" data-color="16" data-term="2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readonly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readonly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 position-relative m-1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-1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 position-relative m-1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-1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F173];[$HTML.$B$3];[.H173];[$HTML.$C$3];[.J173];[$HTML.$D$3];[.N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readonly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readonly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data-expansion="25" data-type="1" data-color="16" data-term="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readonly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readonly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 position-relative m-1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-1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 position-relative m-1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-1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F174];[$HTML.$B$3];[.H174];[$HTML.$C$3];[.J174];[$HTML.$D$3];[.N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readonly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readonly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data-expansion="25" data-type="1" data-color="16" data-term="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readonly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readonly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 position-relative m-1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-1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 position-relative m-1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-1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F175];[$HTML.$B$3];[.H175];[$HTML.$C$3];[.J175];[$HTML.$D$3];[.N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readonly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readonly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data-expansion="25" data-type="1" data-color="16" data-term="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readonly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readonly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 position-relative m-1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-1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 position-relative m-1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-1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F176];[$HTML.$B$3];[.H176];[$HTML.$C$3];[.J176];[$HTML.$D$3];[.N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readonly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readonly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data-expansion="25" data-type="1" data-color="16" data-term="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readonly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readonly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 position-relative m-1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-1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 position-relative m-1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-1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F177];[$HTML.$B$3];[.H177];[$HTML.$C$3];[.J177];[$HTML.$D$3];[.N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readonly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readonly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data-expansion="25" data-type="1" data-color="16" data-term="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readonly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readonly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 position-relative m-1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-1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 position-relative m-1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-1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F178];[$HTML.$B$3];[.H178];[$HTML.$C$3];[.J178];[$HTML.$D$3];[.N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readonly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readonly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data-expansion="25" data-type="1" data-color="16" data-term="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readonly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readonly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 position-relative m-1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-1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 position-relative m-1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-1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F179];[$HTML.$B$3];[.H179];[$HTML.$C$3];[.J179];[$HTML.$D$3];[.N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readonly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readonly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data-expansion="25" data-type="1" data-color="16" data-term="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readonly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readonly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 position-relative m-1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-1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 position-relative m-1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-1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F180];[$HTML.$B$3];[.H180];[$HTML.$C$3];[.J180];[$HTML.$D$3];[.N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readonly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readonly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data-expansion="25" data-type="1" data-color="16" data-term="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readonly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readonly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 position-relative m-1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-1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 position-relative m-1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-1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F181];[$HTML.$B$3];[.H181];[$HTML.$C$3];[.J181];[$HTML.$D$3];[.N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readonly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readonly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data-expansion="25" data-type="1" data-color="16" data-term="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readonly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readonly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 position-relative m-1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-1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 position-relative m-1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-1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F182];[$HTML.$B$3];[.H182];[$HTML.$C$3];[.J182];[$HTML.$D$3];[.N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readonly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readonly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data-expansion="25" data-type="2" data-color="2" data-term="3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readonly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readonly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 position-relative m-1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-1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 position-relative m-1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-1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F183];[$HTML.$B$3];[.H183];[$HTML.$C$3];[.J183];[$HTML.$D$3];[.N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readonly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readonly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data-expansion="25" data-type="2" data-color="2" data-term="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readonly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readonly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 position-relative m-1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-1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 position-relative m-1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-1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F184];[$HTML.$B$3];[.H184];[$HTML.$C$3];[.J184];[$HTML.$D$3];[.N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readonly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readonly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data-expansion="25" data-type="2" data-color="4" data-term="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readonly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readonly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 position-relative m-1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-1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 position-relative m-1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-1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F185];[$HTML.$B$3];[.H185];[$HTML.$C$3];[.J185];[$HTML.$D$3];[.N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readonly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readonly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data-expansion="25" data-type="2" data-color="4" data-term="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readonly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readonly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 position-relative m-1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-1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 position-relative m-1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-1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F186];[$HTML.$B$3];[.H186];[$HTML.$C$3];[.J186];[$HTML.$D$3];[.N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readonly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readonly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data-expansion="25" data-type="2" data-color="8" data-term="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readonly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readonly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 position-relative m-1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-1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 position-relative m-1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-1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F187];[$HTML.$B$3];[.H187];[$HTML.$C$3];[.J187];[$HTML.$D$3];[.N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readonly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readonly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data-expansion="25" data-type="2" data-color="8" data-term="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readonly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readonly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 position-relative m-1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-1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 position-relative m-1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-1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F188];[$HTML.$B$3];[.H188];[$HTML.$C$3];[.J188];[$HTML.$D$3];[.N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readonly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readonly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data-expansion="25" data-type="2" data-color="16" data-term="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readonly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readonly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 position-relative m-1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-1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 position-relative m-1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-1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F189];[$HTML.$B$3];[.H189];[$HTML.$C$3];[.J189];[$HTML.$D$3];[.N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readonly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readonly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data-expansion="25" data-type="2" data-color="16" data-term="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readonly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readonly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 position-relative m-1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-1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 position-relative m-1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-1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F190];[$HTML.$B$3];[.H190];[$HTML.$C$3];[.J190];[$HTML.$D$3];[.N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readonly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readonly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data-expansion="25" data-type="3" data-color="2" data-term="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readonly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readonly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 position-relative m-1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-1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 position-relative m-1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-1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F191];[$HTML.$B$3];[.H191];[$HTML.$C$3];[.J191];[$HTML.$D$3];[.N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readonly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readonly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data-expansion="25" data-type="3" data-color="2" data-term="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readonly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readonly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 position-relative m-1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-1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 position-relative m-1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-1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F192];[$HTML.$B$3];[.H192];[$HTML.$C$3];[.J192];[$HTML.$D$3];[.N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readonly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readonly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data-expansion="25" data-type="3" data-color="2" data-term="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readonly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readonly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 position-relative m-1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-1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 position-relative m-1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-1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F193];[$HTML.$B$3];[.H193];[$HTML.$C$3];[.J193];[$HTML.$D$3];[.N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readonly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readonly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data-expansion="25" data-type="3" data-color="4" data-term="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readonly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readonly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 position-relative m-1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-1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 position-relative m-1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-1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F194];[$HTML.$B$3];[.H194];[$HTML.$C$3];[.J194];[$HTML.$D$3];[.N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readonly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readonly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data-expansion="25" data-type="3" data-color="4" data-term="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readonly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readonly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 position-relative m-1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-1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 position-relative m-1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-1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F195];[$HTML.$B$3];[.H195];[$HTML.$C$3];[.J195];[$HTML.$D$3];[.N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readonly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readonly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data-expansion="25" data-type="3" data-color="4" data-term="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readonly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readonly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 position-relative m-1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-1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 position-relative m-1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-1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F196];[$HTML.$B$3];[.H196];[$HTML.$C$3];[.J196];[$HTML.$D$3];[.N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readonly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readonly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data-expansion="25" data-type="3" data-color="8" data-term="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readonly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readonly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 position-relative m-1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-1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 position-relative m-1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-1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F197];[$HTML.$B$3];[.H197];[$HTML.$C$3];[.J197];[$HTML.$D$3];[.N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readonly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readonly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data-expansion="25" data-type="3" data-color="8" data-term="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readonly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readonly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 position-relative m-1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-1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 position-relative m-1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-1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F198];[$HTML.$B$3];[.H198];[$HTML.$C$3];[.J198];[$HTML.$D$3];[.N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readonly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readonly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data-expansion="25" data-type="3" data-color="8" data-term="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readonly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readonly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 position-relative m-1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-1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 position-relative m-1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-1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F199];[$HTML.$B$3];[.H199];[$HTML.$C$3];[.J199];[$HTML.$D$3];[.N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readonly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readonly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data-expansion="25" data-type="3" data-color="16" data-term="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readonly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readonly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 position-relative m-1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-1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 position-relative m-1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-1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F200];[$HTML.$B$3];[.H200];[$HTML.$C$3];[.J200];[$HTML.$D$3];[.N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readonly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readonly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data-expansion="25" data-type="3" data-color="16" data-term="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readonly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readonly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 position-relative m-1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-1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 position-relative m-1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-1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F201];[$HTML.$B$3];[.H201];[$HTML.$C$3];[.J201];[$HTML.$D$3];[.N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readonly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readonly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data-expansion="25" data-type="3" data-color="16" data-term="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readonly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readonly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 position-relative m-1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-1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 position-relative m-1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-1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F202];[$HTML.$B$3];[.H202];[$HTML.$C$3];[.J202];[$HTML.$D$3];[.N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readonly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readonly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data-expansion="25" data-type="3" data-color="16" data-term="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readonly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readonly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 position-relative m-1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-1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 position-relative m-1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-1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F203];[$HTML.$B$3];[.H203];[$HTML.$C$3];[.J203];[$HTML.$D$3];[.N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readonly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readonly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data-expansion="25" data-type="3" data-color="16" data-term="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readonly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readonly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 position-relative m-1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-1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 position-relative m-1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-1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F204];[$HTML.$B$3];[.H204];[$HTML.$C$3];[.J204];[$HTML.$D$3];[.N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readonly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readonly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data-expansion="25" data-type="3" data-color="16" data-term="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readonly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readonly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 position-relative m-1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-1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 position-relative m-1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-1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F205];[$HTML.$B$3];[.H205];[$HTML.$C$3];[.J205];[$HTML.$D$3];[.N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readonly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readonly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data-expansion="25" data-type="4" data-color="16" data-term="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readonly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readonly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 position-relative m-1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-1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 position-relative m-1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-1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F206];[$HTML.$B$3];[.H206];[$HTML.$C$3];[.J206];[$HTML.$D$3];[.N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readonly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readonly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data-expansion="25" data-type="4" data-color="16" data-term="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readonly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readonly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 position-relative m-1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-1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 position-relative m-1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-1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F207];[$HTML.$B$3];[.H207];[$HTML.$C$3];[.J207];[$HTML.$D$3];[.N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readonly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readonly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data-expansion="25" data-type="4" data-color="16" data-term="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readonly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readonly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 position-relative m-1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-1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 position-relative m-1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-1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F208];[$HTML.$B$3];[.H208];[$HTML.$C$3];[.J208];[$HTML.$D$3];[.N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readonly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readonly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data-expansion="25" data-type="4" data-color="18" data-term="0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readonly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readonly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 position-relative m-1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-1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 position-relative m-1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-1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F209];[$HTML.$B$3];[.H209];[$HTML.$C$3];[.J209];[$HTML.$D$3];[.N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readonly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readonly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data-expansion="25" data-type="4" data-color="20" data-term="0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readonly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readonly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 position-relative m-1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-1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 position-relative m-1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-1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F210];[$HTML.$B$3];[.H210];[$HTML.$C$3];[.J210];[$HTML.$D$3];[.N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readonly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readonly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data-expansion="25" data-type="4" data-color="24" data-term="0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readonly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readonly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 position-relative m-1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-1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 position-relative m-1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-1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F211];[$HTML.$B$3];[.H211];[$HTML.$C$3];[.J211];[$HTML.$D$3];[.N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readonly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readonly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data-expansion="25" data-type="4" data-color="18" data-term="0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readonly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readonly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 position-relative m-1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-1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 position-relative m-1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-1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F212];[$HTML.$B$3];[.H212];[$HTML.$C$3];[.J212];[$HTML.$D$3];[.N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readonly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readonly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data-expansion="25" data-type="4" data-color="20" data-term="0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readonly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readonly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 position-relative m-1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-1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 position-relative m-1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-1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F213];[$HTML.$B$3];[.H213];[$HTML.$C$3];[.J213];[$HTML.$D$3];[.N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readonly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readonly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data-expansion="25" data-type="4" data-color="24" data-term="0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readonly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readonly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 position-relative m-1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-1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 position-relative m-1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-1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F214];[$HTML.$B$3];[.H214];[$HTML.$C$3];[.J214];[$HTML.$D$3];[.N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readonly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readonly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data-expansion="30" data-type="1" data-color="32" data-term="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readonly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readonly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 position-relative m-1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-1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 position-relative m-1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-1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F215];[$HTML.$B$3];[.H215];[$HTML.$C$3];[.J215];[$HTML.$D$3];[.N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readonly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readonly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data-expansion="30" data-type="1" data-color="32" data-term="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readonly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readonly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 position-relative m-1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-1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 position-relative m-1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-1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F216];[$HTML.$B$3];[.H216];[$HTML.$C$3];[.J216];[$HTML.$D$3];[.N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readonly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readonly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data-expansion="30" data-type="1" data-color="32" data-term="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readonly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readonly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 position-relative m-1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-1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 position-relative m-1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-1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F217];[$HTML.$B$3];[.H217];[$HTML.$C$3];[.J217];[$HTML.$D$3];[.N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readonly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readonly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data-expansion="30" data-type="1" data-color="32" data-term="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readonly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readonly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 position-relative m-1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-1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 position-relative m-1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-1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F218];[$HTML.$B$3];[.H218];[$HTML.$C$3];[.J218];[$HTML.$D$3];[.N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readonly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readonly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data-expansion="30" data-type="1" data-color="32" data-term="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readonly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readonly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 position-relative m-1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-1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 position-relative m-1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-1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F219];[$HTML.$B$3];[.H219];[$HTML.$C$3];[.J219];[$HTML.$D$3];[.N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readonly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readonly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data-expansion="30" data-type="1" data-color="32" data-term="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readonly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readonly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 position-relative m-1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-1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 position-relative m-1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-1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F220];[$HTML.$B$3];[.H220];[$HTML.$C$3];[.J220];[$HTML.$D$3];[.N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readonly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readonly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data-expansion="30" data-type="1" data-color="32" data-term="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readonly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readonly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 position-relative m-1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-1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 position-relative m-1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-1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F221];[$HTML.$B$3];[.H221];[$HTML.$C$3];[.J221];[$HTML.$D$3];[.N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readonly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readonly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data-expansion="30" data-type="1" data-color="32" data-term="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readonly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readonly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 position-relative m-1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-1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 position-relative m-1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-1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F222];[$HTML.$B$3];[.H222];[$HTML.$C$3];[.J222];[$HTML.$D$3];[.N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readonly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readonly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data-expansion="30" data-type="2" data-color="32" data-term="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readonly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readonly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 position-relative m-1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-1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 position-relative m-1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-1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F223];[$HTML.$B$3];[.H223];[$HTML.$C$3];[.J223];[$HTML.$D$3];[.N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readonly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readonly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data-expansion="30" data-type="2" data-color="32" data-term="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readonly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readonly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 position-relative m-1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-1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 position-relative m-1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-1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F224];[$HTML.$B$3];[.H224];[$HTML.$C$3];[.J224];[$HTML.$D$3];[.N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readonly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readonly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data-expansion="30" data-type="3" data-color="32" data-term="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readonly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readonly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 position-relative m-1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-1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 position-relative m-1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-1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F225];[$HTML.$B$3];[.H225];[$HTML.$C$3];[.J225];[$HTML.$D$3];[.N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readonly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readonly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data-expansion="30" data-type="3" data-color="32" data-term="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readonly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readonly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 position-relative m-1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-1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 position-relative m-1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-1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F226];[$HTML.$B$3];[.H226];[$HTML.$C$3];[.J226];[$HTML.$D$3];[.N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readonly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readonly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data-expansion="30" data-type="4" data-color="32" data-term="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readonly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readonly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 position-relative m-1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-1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 position-relative m-1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-1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F227];[$HTML.$B$3];[.H227];[$HTML.$C$3];[.J227];[$HTML.$D$3];[.N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readonly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readonly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data-expansion="30" data-type="4" data-color="32" data-term="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readonly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readonly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 position-relative m-1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-1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 position-relative m-1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-1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F228];[$HTML.$B$3];[.H228];[$HTML.$C$3];[.J228];[$HTML.$D$3];[.N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readonly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readonly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data-expansion="30" data-type="4" data-color="32" data-term="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readonly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readonly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 position-relative m-1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-1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 position-relative m-1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-1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F229];[$HTML.$B$3];[.H229];[$HTML.$C$3];[.J229];[$HTML.$D$3];[.N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readonly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readonly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data-expansion="30" data-type="4" data-color="32" data-term="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readonly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readonly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 position-relative m-1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-1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 position-relative m-1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-1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F230];[$HTML.$B$3];[.H230];[$HTML.$C$3];[.J230];[$HTML.$D$3];[.N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readonly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readonly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data-expansion="35" data-type="1" data-color="2" data-term="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readonly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readonly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 position-relative m-1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-1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 position-relative m-1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-1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F231];[$HTML.$B$3];[.H231];[$HTML.$C$3];[.J231];[$HTML.$D$3];[.N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readonly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readonly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data-expansion="35" data-type="1" data-color="2" data-term="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readonly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readonly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 position-relative m-1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-1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 position-relative m-1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-1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F232];[$HTML.$B$3];[.H232];[$HTML.$C$3];[.J232];[$HTML.$D$3];[.N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readonly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readonly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data-expansion="35" data-type="1" data-color="4" data-term="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readonly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readonly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 position-relative m-1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-1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 position-relative m-1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-1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F233];[$HTML.$B$3];[.H233];[$HTML.$C$3];[.J233];[$HTML.$D$3];[.N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readonly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readonly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data-expansion="35" data-type="1" data-color="4" data-term="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readonly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readonly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 position-relative m-1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-1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 position-relative m-1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-1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F234];[$HTML.$B$3];[.H234];[$HTML.$C$3];[.J234];[$HTML.$D$3];[.N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readonly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readonly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data-expansion="35" data-type="1" data-color="8" data-term="2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readonly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readonly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 position-relative m-1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-1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 position-relative m-1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-1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F235];[$HTML.$B$3];[.H235];[$HTML.$C$3];[.J235];[$HTML.$D$3];[.N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readonly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readonly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data-expansion="35" data-type="1" data-color="8" data-term="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readonly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readonly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 position-relative m-1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-1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 position-relative m-1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-1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F236];[$HTML.$B$3];[.H236];[$HTML.$C$3];[.J236];[$HTML.$D$3];[.N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readonly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readonly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data-expansion="35" data-type="1" data-color="16" data-term="2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readonly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readonly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 position-relative m-1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-1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 position-relative m-1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-1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F237];[$HTML.$B$3];[.H237];[$HTML.$C$3];[.J237];[$HTML.$D$3];[.N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readonly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readonly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data-expansion="35" data-type="1" data-color="16" data-term="2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readonly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readonly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 position-relative m-1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-1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 position-relative m-1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-1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F238];[$HTML.$B$3];[.H238];[$HTML.$C$3];[.J238];[$HTML.$D$3];[.N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readonly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readonly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data-expansion="35" data-type="1" data-color="32" data-term="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readonly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readonly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 position-relative m-1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-1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 position-relative m-1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-1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F239];[$HTML.$B$3];[.H239];[$HTML.$C$3];[.J239];[$HTML.$D$3];[.N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readonly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readonly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data-expansion="35" data-type="1" data-color="32" data-term="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readonly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readonly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 position-relative m-1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-1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 position-relative m-1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-1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F240];[$HTML.$B$3];[.H240];[$HTML.$C$3];[.J240];[$HTML.$D$3];[.N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readonly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readonly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data-expansion="35" data-type="1" data-color="2" data-term="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readonly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readonly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 position-relative m-1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-1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 position-relative m-1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-1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F241];[$HTML.$B$3];[.H241];[$HTML.$C$3];[.J241];[$HTML.$D$3];[.N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readonly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readonly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data-expansion="35" data-type="1" data-color="2" data-term="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readonly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readonly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 position-relative m-1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-1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 position-relative m-1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-1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F242];[$HTML.$B$3];[.H242];[$HTML.$C$3];[.J242];[$HTML.$D$3];[.N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readonly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readonly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data-expansion="35" data-type="1" data-color="2" data-term="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readonly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readonly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 position-relative m-1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-1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 position-relative m-1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-1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F243];[$HTML.$B$3];[.H243];[$HTML.$C$3];[.J243];[$HTML.$D$3];[.N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readonly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readonly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data-expansion="35" data-type="1" data-color="2" data-term="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readonly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readonly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 position-relative m-1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-1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 position-relative m-1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-1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F244];[$HTML.$B$3];[.H244];[$HTML.$C$3];[.J244];[$HTML.$D$3];[.N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readonly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readonly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data-expansion="35" data-type="1" data-color="2" data-term="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readonly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readonly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 position-relative m-1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-1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 position-relative m-1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-1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F245];[$HTML.$B$3];[.H245];[$HTML.$C$3];[.J245];[$HTML.$D$3];[.N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readonly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readonly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data-expansion="35" data-type="1" data-color="2" data-term="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readonly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readonly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 position-relative m-1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-1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 position-relative m-1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-1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F246];[$HTML.$B$3];[.H246];[$HTML.$C$3];[.J246];[$HTML.$D$3];[.N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readonly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readonly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data-expansion="35" data-type="1" data-color="2" data-term="3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readonly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readonly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 position-relative m-1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-1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 position-relative m-1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-1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F247];[$HTML.$B$3];[.H247];[$HTML.$C$3];[.J247];[$HTML.$D$3];[.N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readonly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readonly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data-expansion="35" data-type="1" data-color="2" data-term="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readonly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readonly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 position-relative m-1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-1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 position-relative m-1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-1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F248];[$HTML.$B$3];[.H248];[$HTML.$C$3];[.J248];[$HTML.$D$3];[.N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readonly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readonly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data-expansion="35" data-type="1" data-color="4" data-term="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readonly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readonly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 position-relative m-1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-1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 position-relative m-1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-1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F249];[$HTML.$B$3];[.H249];[$HTML.$C$3];[.J249];[$HTML.$D$3];[.N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readonly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readonly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data-expansion="35" data-type="1" data-color="4" data-term="1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readonly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readonly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 position-relative m-1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-1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 position-relative m-1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-1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F250];[$HTML.$B$3];[.H250];[$HTML.$C$3];[.J250];[$HTML.$D$3];[.N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readonly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readonly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data-expansion="35" data-type="1" data-color="4" data-term="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readonly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readonly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 position-relative m-1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-1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 position-relative m-1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-1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F251];[$HTML.$B$3];[.H251];[$HTML.$C$3];[.J251];[$HTML.$D$3];[.N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readonly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readonly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data-expansion="35" data-type="1" data-color="4" data-term="4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readonly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readonly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 position-relative m-1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-1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 position-relative m-1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-1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F252];[$HTML.$B$3];[.H252];[$HTML.$C$3];[.J252];[$HTML.$D$3];[.N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readonly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readonly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data-expansion="35" data-type="1" data-color="4" data-term="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readonly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readonly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 position-relative m-1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-1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 position-relative m-1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-1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F253];[$HTML.$B$3];[.H253];[$HTML.$C$3];[.J253];[$HTML.$D$3];[.N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readonly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readonly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data-expansion="35" data-type="1" data-color="4" data-term="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readonly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readonly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 position-relative m-1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-1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 position-relative m-1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-1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F254];[$HTML.$B$3];[.H254];[$HTML.$C$3];[.J254];[$HTML.$D$3];[.N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readonly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readonly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data-expansion="35" data-type="1" data-color="4" data-term="1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readonly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readonly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 position-relative m-1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-1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 position-relative m-1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-1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F255];[$HTML.$B$3];[.H255];[$HTML.$C$3];[.J255];[$HTML.$D$3];[.N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readonly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readonly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data-expansion="35" data-type="1" data-color="4" data-term="1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readonly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readonly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 position-relative m-1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-1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 position-relative m-1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-1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F256];[$HTML.$B$3];[.H256];[$HTML.$C$3];[.J256];[$HTML.$D$3];[.N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readonly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readonly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data-expansion="35" data-type="1" data-color="8" data-term="2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readonly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readonly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 position-relative m-1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-1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 position-relative m-1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-1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F257];[$HTML.$B$3];[.H257];[$HTML.$C$3];[.J257];[$HTML.$D$3];[.N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readonly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readonly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data-expansion="35" data-type="1" data-color="8" data-term="2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readonly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readonly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 position-relative m-1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-1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 position-relative m-1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-1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F258];[$HTML.$B$3];[.H258];[$HTML.$C$3];[.J258];[$HTML.$D$3];[.N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readonly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readonly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data-expansion="35" data-type="1" data-color="8" data-term="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readonly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readonly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 position-relative m-1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-1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 position-relative m-1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-1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F259];[$HTML.$B$3];[.H259];[$HTML.$C$3];[.J259];[$HTML.$D$3];[.N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readonly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readonly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data-expansion="35" data-type="1" data-color="8" data-term="2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readonly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readonly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 position-relative m-1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-1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 position-relative m-1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-1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F260];[$HTML.$B$3];[.H260];[$HTML.$C$3];[.J260];[$HTML.$D$3];[.N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readonly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readonly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data-expansion="35" data-type="1" data-color="8" data-term="2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readonly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readonly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 position-relative m-1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-1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 position-relative m-1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-1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F261];[$HTML.$B$3];[.H261];[$HTML.$C$3];[.J261];[$HTML.$D$3];[.N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readonly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readonly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data-expansion="35" data-type="1" data-color="8" data-term="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readonly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readonly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 position-relative m-1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-1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 position-relative m-1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-1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F262];[$HTML.$B$3];[.H262];[$HTML.$C$3];[.J262];[$HTML.$D$3];[.N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readonly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readonly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data-expansion="35" data-type="1" data-color="8" data-term="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readonly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readonly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 position-relative m-1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-1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 position-relative m-1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-1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F263];[$HTML.$B$3];[.H263];[$HTML.$C$3];[.J263];[$HTML.$D$3];[.N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readonly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readonly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data-expansion="35" data-type="1" data-color="8" data-term="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readonly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readonly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 position-relative m-1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-1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 position-relative m-1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-1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F264];[$HTML.$B$3];[.H264];[$HTML.$C$3];[.J264];[$HTML.$D$3];[.N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readonly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readonly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data-expansion="35" data-type="1" data-color="16" data-term="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readonly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readonly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 position-relative m-1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-1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 position-relative m-1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-1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F265];[$HTML.$B$3];[.H265];[$HTML.$C$3];[.J265];[$HTML.$D$3];[.N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readonly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readonly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data-expansion="35" data-type="1" data-color="16" data-term="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readonly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readonly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 position-relative m-1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-1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 position-relative m-1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-1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F266];[$HTML.$B$3];[.H266];[$HTML.$C$3];[.J266];[$HTML.$D$3];[.N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readonly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readonly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data-expansion="35" data-type="1" data-color="16" data-term="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readonly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readonly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 position-relative m-1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-1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 position-relative m-1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-1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F267];[$HTML.$B$3];[.H267];[$HTML.$C$3];[.J267];[$HTML.$D$3];[.N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readonly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readonly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data-expansion="35" data-type="1" data-color="16" data-term="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readonly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readonly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 position-relative m-1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-1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 position-relative m-1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-1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F268];[$HTML.$B$3];[.H268];[$HTML.$C$3];[.J268];[$HTML.$D$3];[.N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readonly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readonly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data-expansion="35" data-type="1" data-color="16" data-term="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readonly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readonly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 position-relative m-1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-1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 position-relative m-1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-1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F269];[$HTML.$B$3];[.H269];[$HTML.$C$3];[.J269];[$HTML.$D$3];[.N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readonly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readonly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data-expansion="35" data-type="1" data-color="16" data-term="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readonly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readonly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 position-relative m-1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-1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 position-relative m-1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-1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F270];[$HTML.$B$3];[.H270];[$HTML.$C$3];[.J270];[$HTML.$D$3];[.N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readonly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readonly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data-expansion="35" data-type="1" data-color="16" data-term="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readonly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readonly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 position-relative m-1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-1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 position-relative m-1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-1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F271];[$HTML.$B$3];[.H271];[$HTML.$C$3];[.J271];[$HTML.$D$3];[.N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readonly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readonly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data-expansion="35" data-type="1" data-color="16" data-term="2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readonly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readonly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 position-relative m-1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-1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 position-relative m-1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-1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F272];[$HTML.$B$3];[.H272];[$HTML.$C$3];[.J272];[$HTML.$D$3];[.N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readonly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readonly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data-expansion="35" data-type="1" data-color="32" data-term="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readonly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readonly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 position-relative m-1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-1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 position-relative m-1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-1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F273];[$HTML.$B$3];[.H273];[$HTML.$C$3];[.J273];[$HTML.$D$3];[.N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readonly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readonly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data-expansion="35" data-type="1" data-color="32" data-term="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readonly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readonly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 position-relative m-1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-1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 position-relative m-1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-1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F274];[$HTML.$B$3];[.H274];[$HTML.$C$3];[.J274];[$HTML.$D$3];[.N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readonly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readonly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data-expansion="35" data-type="1" data-color="32" data-term="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readonly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readonly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 position-relative m-1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-1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 position-relative m-1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-1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F275];[$HTML.$B$3];[.H275];[$HTML.$C$3];[.J275];[$HTML.$D$3];[.N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readonly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readonly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data-expansion="35" data-type="1" data-color="32" data-term="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readonly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readonly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 position-relative m-1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-1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 position-relative m-1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-1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F276];[$HTML.$B$3];[.H276];[$HTML.$C$3];[.J276];[$HTML.$D$3];[.N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readonly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readonly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data-expansion="35" data-type="1" data-color="32" data-term="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readonly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readonly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 position-relative m-1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-1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 position-relative m-1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-1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F277];[$HTML.$B$3];[.H277];[$HTML.$C$3];[.J277];[$HTML.$D$3];[.N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readonly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readonly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data-expansion="35" data-type="1" data-color="32" data-term="1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readonly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readonly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 position-relative m-1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-1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 position-relative m-1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-1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F278];[$HTML.$B$3];[.H278];[$HTML.$C$3];[.J278];[$HTML.$D$3];[.N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readonly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readonly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data-expansion="35" data-type="1" data-color="32" data-term="1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readonly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readonly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 position-relative m-1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-1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 position-relative m-1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-1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F279];[$HTML.$B$3];[.H279];[$HTML.$C$3];[.J279];[$HTML.$D$3];[.N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readonly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readonly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data-expansion="35" data-type="1" data-color="32" data-term="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readonly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readonly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 position-relative m-1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-1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 position-relative m-1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-1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F280];[$HTML.$B$3];[.H280];[$HTML.$C$3];[.J280];[$HTML.$D$3];[.N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readonly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readonly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data-expansion="35" data-type="2" data-color="2" data-term="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readonly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readonly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 position-relative m-1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-1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 position-relative m-1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-1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F281];[$HTML.$B$3];[.H281];[$HTML.$C$3];[.J281];[$HTML.$D$3];[.N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readonly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readonly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data-expansion="35" data-type="2" data-color="2" data-term="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readonly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readonly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 position-relative m-1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-1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 position-relative m-1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-1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F282];[$HTML.$B$3];[.H282];[$HTML.$C$3];[.J282];[$HTML.$D$3];[.N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readonly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readonly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data-expansion="35" data-type="2" data-color="4" data-term="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readonly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readonly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 position-relative m-1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-1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 position-relative m-1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-1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F283];[$HTML.$B$3];[.H283];[$HTML.$C$3];[.J283];[$HTML.$D$3];[.N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readonly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readonly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data-expansion="35" data-type="2" data-color="4" data-term="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readonly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readonly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 position-relative m-1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-1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 position-relative m-1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-1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F284];[$HTML.$B$3];[.H284];[$HTML.$C$3];[.J284];[$HTML.$D$3];[.N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readonly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readonly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data-expansion="35" data-type="2" data-color="8" data-term="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readonly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readonly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 position-relative m-1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-1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 position-relative m-1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-1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F285];[$HTML.$B$3];[.H285];[$HTML.$C$3];[.J285];[$HTML.$D$3];[.N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readonly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readonly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data-expansion="35" data-type="2" data-color="8" data-term="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readonly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readonly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 position-relative m-1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-1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 position-relative m-1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-1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F286];[$HTML.$B$3];[.H286];[$HTML.$C$3];[.J286];[$HTML.$D$3];[.N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readonly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readonly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data-expansion="35" data-type="2" data-color="16" data-term="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readonly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readonly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 position-relative m-1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-1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 position-relative m-1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-1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F287];[$HTML.$B$3];[.H287];[$HTML.$C$3];[.J287];[$HTML.$D$3];[.N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readonly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readonly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data-expansion="35" data-type="2" data-color="16" data-term="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readonly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readonly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 position-relative m-1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-1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 position-relative m-1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-1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F288];[$HTML.$B$3];[.H288];[$HTML.$C$3];[.J288];[$HTML.$D$3];[.N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readonly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readonly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data-expansion="35" data-type="2" data-color="32" data-term="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readonly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readonly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 position-relative m-1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-1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 position-relative m-1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-1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F289];[$HTML.$B$3];[.H289];[$HTML.$C$3];[.J289];[$HTML.$D$3];[.N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readonly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readonly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data-expansion="35" data-type="2" data-color="32" data-term="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readonly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readonly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 position-relative m-1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-1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 position-relative m-1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-1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F290];[$HTML.$B$3];[.H290];[$HTML.$C$3];[.J290];[$HTML.$D$3];[.N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readonly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readonly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data-expansion="35" data-type="3" data-color="2" data-term="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readonly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readonly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 position-relative m-1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-1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 position-relative m-1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-1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F291];[$HTML.$B$3];[.H291];[$HTML.$C$3];[.J291];[$HTML.$D$3];[.N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readonly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readonly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data-expansion="35" data-type="3" data-color="2" data-term="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readonly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readonly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 position-relative m-1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-1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 position-relative m-1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-1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F292];[$HTML.$B$3];[.H292];[$HTML.$C$3];[.J292];[$HTML.$D$3];[.N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readonly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readonly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data-expansion="35" data-type="3" data-color="4" data-term="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readonly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readonly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 position-relative m-1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-1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 position-relative m-1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-1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F293];[$HTML.$B$3];[.H293];[$HTML.$C$3];[.J293];[$HTML.$D$3];[.N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readonly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readonly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data-expansion="35" data-type="3" data-color="4" data-term="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readonly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readonly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 position-relative m-1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-1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 position-relative m-1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-1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F294];[$HTML.$B$3];[.H294];[$HTML.$C$3];[.J294];[$HTML.$D$3];[.N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readonly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readonly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data-expansion="35" data-type="3" data-color="8" data-term="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readonly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readonly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 position-relative m-1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-1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 position-relative m-1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-1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F295];[$HTML.$B$3];[.H295];[$HTML.$C$3];[.J295];[$HTML.$D$3];[.N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readonly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readonly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data-expansion="35" data-type="3" data-color="8" data-term="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readonly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readonly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 position-relative m-1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-1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 position-relative m-1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-1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F296];[$HTML.$B$3];[.H296];[$HTML.$C$3];[.J296];[$HTML.$D$3];[.N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readonly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readonly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data-expansion="35" data-type="3" data-color="16" data-term="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readonly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readonly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 position-relative m-1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-1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 position-relative m-1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-1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F297];[$HTML.$B$3];[.H297];[$HTML.$C$3];[.J297];[$HTML.$D$3];[.N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readonly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readonly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data-expansion="35" data-type="3" data-color="16" data-term="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readonly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readonly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 position-relative m-1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-1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 position-relative m-1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-1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F298];[$HTML.$B$3];[.H298];[$HTML.$C$3];[.J298];[$HTML.$D$3];[.N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readonly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readonly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data-expansion="35" data-type="3" data-color="32" data-term="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readonly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readonly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 position-relative m-1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-1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 position-relative m-1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-1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F299];[$HTML.$B$3];[.H299];[$HTML.$C$3];[.J299];[$HTML.$D$3];[.N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readonly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readonly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data-expansion="35" data-type="3" data-color="32" data-term="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readonly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readonly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 position-relative m-1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-1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 position-relative m-1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-1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F300];[$HTML.$B$3];[.H300];[$HTML.$C$3];[.J300];[$HTML.$D$3];[.N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readonly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readonly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data-expansion="35" data-type="4" data-color="2" data-term="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readonly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readonly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 position-relative m-1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-1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 position-relative m-1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-1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F301];[$HTML.$B$3];[.H301];[$HTML.$C$3];[.J301];[$HTML.$D$3];[.N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readonly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readonly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data-expansion="35" data-type="4" data-color="4" data-term="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readonly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readonly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 position-relative m-1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-1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 position-relative m-1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-1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F302];[$HTML.$B$3];[.H302];[$HTML.$C$3];[.J302];[$HTML.$D$3];[.N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readonly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readonly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data-expansion="35" data-type="4" data-color="8" data-term="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readonly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readonly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 position-relative m-1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-1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 position-relative m-1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-1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F303];[$HTML.$B$3];[.H303];[$HTML.$C$3];[.J303];[$HTML.$D$3];[.N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readonly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readonly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data-expansion="35" data-type="4" data-color="16" data-term="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readonly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readonly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 position-relative m-1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-1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 position-relative m-1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-1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F304];[$HTML.$B$3];[.H304];[$HTML.$C$3];[.J304];[$HTML.$D$3];[.N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readonly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readonly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data-expansion="35" data-type="4" data-color="32" data-term="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readonly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readonly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 position-relative m-1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-1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 position-relative m-1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-1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F305];[$HTML.$B$3];[.H305];[$HTML.$C$3];[.J305];[$HTML.$D$3];[.N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readonly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readonly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data-expansion="35" data-type="4" data-color="32" data-term="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readonly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readonly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 position-relative m-1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-1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 position-relative m-1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-1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F306];[$HTML.$B$3];[.H306];[$HTML.$C$3];[.J306];[$HTML.$D$3];[.N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readonly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readonly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data-expansion="35" data-type="4" data-color="1" data-term="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readonly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readonly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 position-relative m-1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-1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 position-relative m-1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-1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F307];[$HTML.$B$3];[.H307];[$HTML.$C$3];[.J307];[$HTML.$D$3];[.N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readonly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readonly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data-expansion="35" data-type="4" data-color="1" data-term="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readonly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readonly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 position-relative m-1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-1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 position-relative m-1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-1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F308];[$HTML.$B$3];[.H308];[$HTML.$C$3];[.J308];[$HTML.$D$3];[.N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readonly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readonly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data-expansion="35" data-type="4" data-color="1" data-term="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readonly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readonly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 position-relative m-1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-1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 position-relative m-1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-1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F309];[$HTML.$B$3];[.H309];[$HTML.$C$3];[.J309];[$HTML.$D$3];[.N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readonly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readonly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data-expansion="35" data-type="4" data-color="1" data-term="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readonly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readonly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 position-relative m-1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-1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style-name="Default"/>
          <table:table-cell table:number-columns-repeated="16368"/>
        </table:table-row>
      </table:table>
      <table:table table:name="更新履歴" table:style-name="ta1">
        <table:table-column table:style-name="co10" table:default-cell-style-name="ce10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00/00/00</text:date>, <text:time style:data-style-name="N2" text:time-value="23:31:20.31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5T23:32:13.040000000</dc:date>
    <meta:editing-duration>PT5H40M37S</meta:editing-duration>
    <meta:editing-cycles>211</meta:editing-cycles>
    <meta:generator>LibreOffice/7.5.3.2$Windows_X86_64 LibreOffice_project/9f56dff12ba03b9acd7730a5a481eea045e468f3</meta:generator>
    <meta:document-statistic meta:table-count="7" meta:cell-count="5649" meta:object-count="0"/>
  </office:meta>
</office:document-meta>
</file>